
<file path=META-INF/manifest.xml><?xml version="1.0" encoding="utf-8"?>
<manifest:manifest xmlns:manifest="urn:oasis:names:tc:opendocument:xmlns:manifest:1.0">
  <manifest:file-entry manifest:full-path="Object 50/" manifest:media-type="application/vnd.oasis.opendocument.chart"/>
  <manifest:file-entry manifest:full-path="Object 77/" manifest:media-type="application/vnd.oasis.opendocument.chart"/>
  <manifest:file-entry manifest:full-path="Object 131/" manifest:media-type="application/vnd.oasis.opendocument.chart"/>
  <manifest:file-entry manifest:full-path="Object 16/" manifest:media-type="application/vnd.oasis.opendocument.chart"/>
  <manifest:file-entry manifest:full-path="Object 63/" manifest:media-type="application/vnd.oasis.opendocument.chart"/>
  <manifest:file-entry manifest:full-path="Object 29/" manifest:media-type="application/vnd.oasis.opendocument.chart"/>
  <manifest:file-entry manifest:full-path="Object 130/" manifest:media-type="application/vnd.oasis.opendocument.chart"/>
  <manifest:file-entry manifest:full-path="Object 15/" manifest:media-type="application/vnd.oasis.opendocument.chart"/>
  <manifest:file-entry manifest:full-path="Object 59/" manifest:media-type="application/vnd.oasis.opendocument.chart"/>
  <manifest:file-entry manifest:full-path="Object 76/" manifest:media-type="application/vnd.oasis.opendocument.chart"/>
  <manifest:file-entry manifest:full-path="Object 45/" manifest:media-type="application/vnd.oasis.opendocument.chart"/>
  <manifest:file-entry manifest:full-path="Object 62/" manifest:media-type="application/vnd.oasis.opendocument.chart"/>
  <manifest:file-entry manifest:full-path="Object 89/" manifest:media-type="application/vnd.oasis.opendocument.chart"/>
  <manifest:file-entry manifest:full-path="Object 126/" manifest:media-type="application/vnd.oasis.opendocument.chart"/>
  <manifest:file-entry manifest:full-path="Object 28/" manifest:media-type="application/vnd.oasis.opendocument.chart"/>
  <manifest:file-entry manifest:full-path="Object 92/" manifest:media-type="application/vnd.oasis.opendocument.chart"/>
  <manifest:file-entry manifest:full-path="Object 109/" manifest:media-type="application/vnd.oasis.opendocument.chart"/>
  <manifest:file-entry manifest:full-path="Object 112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31/" manifest:media-type="application/vnd.oasis.opendocument.chart"/>
  <manifest:file-entry manifest:full-path="Object 58/" manifest:media-type="application/vnd.oasis.opendocument.chart"/>
  <manifest:file-entry manifest:full-path="Object 75/" manifest:media-type="application/vnd.oasis.opendocument.chart"/>
  <manifest:file-entry manifest:full-path="Object 139/" manifest:media-type="application/vnd.oasis.opendocument.chart"/>
  <manifest:file-entry manifest:full-path="Object 44/" manifest:media-type="application/vnd.oasis.opendocument.chart"/>
  <manifest:file-entry manifest:full-path="Object 61/" manifest:media-type="application/vnd.oasis.opendocument.chart"/>
  <manifest:file-entry manifest:full-path="Object 125/" manifest:media-type="application/vnd.oasis.opendocument.chart"/>
  <manifest:file-entry manifest:full-path="Object 27/" manifest:media-type="application/vnd.oasis.opendocument.chart"/>
  <manifest:file-entry manifest:full-path="Object 88/" manifest:media-type="application/vnd.oasis.opendocument.chart"/>
  <manifest:file-entry manifest:full-path="Object 91/" manifest:media-type="application/vnd.oasis.opendocument.chart"/>
  <manifest:file-entry manifest:full-path="Object 108/" manifest:media-type="application/vnd.oasis.opendocument.chart"/>
  <manifest:file-entry manifest:full-path="Object 111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57/" manifest:media-type="application/vnd.oasis.opendocument.chart"/>
  <manifest:file-entry manifest:full-path="Object 74/" manifest:media-type="application/vnd.oasis.opendocument.chart"/>
  <manifest:file-entry manifest:full-path="Object 138/" manifest:media-type="application/vnd.oasis.opendocument.chart"/>
  <manifest:file-entry manifest:full-path="Object 43/" manifest:media-type="application/vnd.oasis.opendocument.chart"/>
  <manifest:file-entry manifest:full-path="Object 60/" manifest:media-type="application/vnd.oasis.opendocument.chart"/>
  <manifest:file-entry manifest:full-path="Object 124/" manifest:media-type="application/vnd.oasis.opendocument.chart"/>
  <manifest:file-entry manifest:full-path="Object 26/" manifest:media-type="application/vnd.oasis.opendocument.chart"/>
  <manifest:file-entry manifest:full-path="Object 87/" manifest:media-type="application/vnd.oasis.opendocument.chart"/>
  <manifest:file-entry manifest:full-path="Object 90/" manifest:media-type="application/vnd.oasis.opendocument.chart"/>
  <manifest:file-entry manifest:full-path="Object 107/" manifest:media-type="application/vnd.oasis.opendocument.chart"/>
  <manifest:file-entry manifest:full-path="Object 110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56/" manifest:media-type="application/vnd.oasis.opendocument.chart"/>
  <manifest:file-entry manifest:full-path="Object 73/" manifest:media-type="application/vnd.oasis.opendocument.chart"/>
  <manifest:file-entry manifest:full-path="Object 137/" manifest:media-type="application/vnd.oasis.opendocument.chart"/>
  <manifest:file-entry manifest:full-path="Object 39/" manifest:media-type="application/vnd.oasis.opendocument.chart"/>
  <manifest:file-entry manifest:full-path="Object 123/" manifest:media-type="application/vnd.oasis.opendocument.chart"/>
  <manifest:file-entry manifest:full-path="Object 140/" manifest:media-type="application/vnd.oasis.opendocument.chart"/>
  <manifest:file-entry manifest:full-path="Object 25/" manifest:media-type="application/vnd.oasis.opendocument.chart"/>
  <manifest:file-entry manifest:full-path="Object 42/" manifest:media-type="application/vnd.oasis.opendocument.chart"/>
  <manifest:file-entry manifest:full-path="Object 69/" manifest:media-type="application/vnd.oasis.opendocument.chart"/>
  <manifest:file-entry manifest:full-path="Object 86/" manifest:media-type="application/vnd.oasis.opendocument.chart"/>
  <manifest:file-entry manifest:full-path="Object 106/" manifest:media-type="application/vnd.oasis.opendocument.chart"/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55/" manifest:media-type="application/vnd.oasis.opendocument.chart"/>
  <manifest:file-entry manifest:full-path="Object 72/" manifest:media-type="application/vnd.oasis.opendocument.chart"/>
  <manifest:file-entry manifest:full-path="Object 136/" manifest:media-type="application/vnd.oasis.opendocument.chart"/>
  <manifest:file-entry manifest:full-path="Object 38/" manifest:media-type="application/vnd.oasis.opendocument.chart"/>
  <manifest:file-entry manifest:full-path="Object 99/" manifest:media-type="application/vnd.oasis.opendocument.chart"/>
  <manifest:file-entry manifest:full-path="Object 119/" manifest:media-type="application/vnd.oasis.opendocument.chart"/>
  <manifest:file-entry manifest:full-path="Object 122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68/" manifest:media-type="application/vnd.oasis.opendocument.chart"/>
  <manifest:file-entry manifest:full-path="Object 85/" manifest:media-type="application/vnd.oasis.opendocument.chart"/>
  <manifest:file-entry manifest:full-path="Object 10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54/" manifest:media-type="application/vnd.oasis.opendocument.chart"/>
  <manifest:file-entry manifest:full-path="Object 71/" manifest:media-type="application/vnd.oasis.opendocument.chart"/>
  <manifest:file-entry manifest:full-path="Object 135/" manifest:media-type="application/vnd.oasis.opendocument.chart"/>
  <manifest:file-entry manifest:full-path="Object 37/" manifest:media-type="application/vnd.oasis.opendocument.chart"/>
  <manifest:file-entry manifest:full-path="Object 98/" manifest:media-type="application/vnd.oasis.opendocument.chart"/>
  <manifest:file-entry manifest:full-path="Object 118/" manifest:media-type="application/vnd.oasis.opendocument.chart"/>
  <manifest:file-entry manifest:full-path="Object 121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67/" manifest:media-type="application/vnd.oasis.opendocument.chart"/>
  <manifest:file-entry manifest:full-path="Object 84/" manifest:media-type="application/vnd.oasis.opendocument.chart"/>
  <manifest:file-entry manifest:full-path="Object 104/" manifest:media-type="application/vnd.oasis.opendocument.chart"/>
  <manifest:file-entry manifest:full-path="Object 4/" manifest:media-type="application/vnd.oasis.opendocument.chart"/>
  <manifest:file-entry manifest:full-path="Object 70/" manifest:media-type="application/vnd.oasis.opendocument.chart"/>
  <manifest:file-entry manifest:full-path="Object 134/" manifest:media-type="application/vnd.oasis.opendocument.chart"/>
  <manifest:file-entry manifest:full-path="Object 36/" manifest:media-type="application/vnd.oasis.opendocument.chart"/>
  <manifest:file-entry manifest:full-path="Object 53/" manifest:media-type="application/vnd.oasis.opendocument.chart"/>
  <manifest:file-entry manifest:full-path="Object 97/" manifest:media-type="application/vnd.oasis.opendocument.chart"/>
  <manifest:file-entry manifest:full-path="Object 117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66/" manifest:media-type="application/vnd.oasis.opendocument.chart"/>
  <manifest:file-entry manifest:full-path="Object 83/" manifest:media-type="application/vnd.oasis.opendocument.chart"/>
  <manifest:file-entry manifest:full-path="Object 103/" manifest:media-type="application/vnd.oasis.opendocument.chart"/>
  <manifest:file-entry manifest:full-path="Object 120/" manifest:media-type="application/vnd.oasis.opendocument.chart"/>
  <manifest:file-entry manifest:full-path="Object 3/" manifest:media-type="application/vnd.oasis.opendocument.chart"/>
  <manifest:file-entry manifest:full-path="Object 49/" manifest:media-type="application/vnd.oasis.opendocument.chart"/>
  <manifest:file-entry manifest:full-path="Object 133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79/" manifest:media-type="application/vnd.oasis.opendocument.chart"/>
  <manifest:file-entry manifest:full-path="Object 96/" manifest:media-type="application/vnd.oasis.opendocument.chart"/>
  <manifest:file-entry manifest:full-path="Object 116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82/" manifest:media-type="application/vnd.oasis.opendocument.chart"/>
  <manifest:file-entry manifest:full-path="Object 102/" manifest:media-type="application/vnd.oasis.opendocument.chart"/>
  <manifest:file-entry manifest:full-path="Object 2/" manifest:media-type="application/vnd.oasis.opendocument.chart"/>
  <manifest:file-entry manifest:full-path="Object 48/" manifest:media-type="application/vnd.oasis.opendocument.chart"/>
  <manifest:file-entry manifest:full-path="Object 65/" manifest:media-type="application/vnd.oasis.opendocument.chart"/>
  <manifest:file-entry manifest:full-path="Object 129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Object 78/" manifest:media-type="application/vnd.oasis.opendocument.chart"/>
  <manifest:file-entry manifest:full-path="Object 95/" manifest:media-type="application/vnd.oasis.opendocument.chart"/>
  <manifest:file-entry manifest:full-path="Object 115/" manifest:media-type="application/vnd.oasis.opendocument.chart"/>
  <manifest:file-entry manifest:full-path="Object 132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81/" manifest:media-type="application/vnd.oasis.opendocument.chart"/>
  <manifest:file-entry manifest:full-path="Object 101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47/" manifest:media-type="application/vnd.oasis.opendocument.chart"/>
  <manifest:file-entry manifest:full-path="Object 64/" manifest:media-type="application/vnd.oasis.opendocument.chart"/>
  <manifest:file-entry manifest:full-path="Object 128/" manifest:media-type="application/vnd.oasis.opendocument.chart"/>
  <manifest:file-entry manifest:full-path="Object 33/" manifest:media-type="application/vnd.oasis.opendocument.chart"/>
  <manifest:file-entry manifest:full-path="Object 94/" manifest:media-type="application/vnd.oasis.opendocument.chart"/>
  <manifest:file-entry manifest:full-path="Object 114/" manifest:media-type="application/vnd.oasis.opendocument.chart"/>
  <manifest:file-entry manifest:full-path="Object 80/" manifest:media-type="application/vnd.oasis.opendocument.chart"/>
  <manifest:file-entry manifest:full-path="Object 100/" manifest:media-type="application/vnd.oasis.opendocument.chart"/>
  <manifest:file-entry manifest:full-path="Object 46/" manifest:media-type="application/vnd.oasis.opendocument.chart"/>
  <manifest:file-entry manifest:full-path="Object 127/" manifest:media-type="application/vnd.oasis.opendocument.chart"/>
  <manifest:file-entry manifest:full-path="Object 32/" manifest:media-type="application/vnd.oasis.opendocument.chart"/>
  <manifest:file-entry manifest:full-path="Object 93/" manifest:media-type="application/vnd.oasis.opendocument.chart"/>
  <manifest:file-entry manifest:full-path="Object 11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70/styles.xml" manifest:media-type="text/xml"/>
  <manifest:file-entry manifest:full-path="Object 70/content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5/styles.xml" manifest:media-type="text/xml"/>
  <manifest:file-entry manifest:full-path="Object 75/content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9/styles.xml" manifest:media-type="text/xml"/>
  <manifest:file-entry manifest:full-path="Object 79/content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1/styles.xml" manifest:media-type="text/xml"/>
  <manifest:file-entry manifest:full-path="Object 81/content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3/styles.xml" manifest:media-type="text/xml"/>
  <manifest:file-entry manifest:full-path="Object 83/content.xml" manifest:media-type="text/xml"/>
  <manifest:file-entry manifest:full-path="Object 84/styles.xml" manifest:media-type="text/xml"/>
  <manifest:file-entry manifest:full-path="Object 84/content.xml" manifest:media-type="text/xml"/>
  <manifest:file-entry manifest:full-path="Object 85/styles.xml" manifest:media-type="text/xml"/>
  <manifest:file-entry manifest:full-path="Object 85/content.xml" manifest:media-type="text/xml"/>
  <manifest:file-entry manifest:full-path="Object 86/styles.xml" manifest:media-type="text/xml"/>
  <manifest:file-entry manifest:full-path="Object 86/content.xml" manifest:media-type="text/xml"/>
  <manifest:file-entry manifest:full-path="Object 87/styles.xml" manifest:media-type="text/xml"/>
  <manifest:file-entry manifest:full-path="Object 87/content.xml" manifest:media-type="text/xml"/>
  <manifest:file-entry manifest:full-path="Object 88/styles.xml" manifest:media-type="text/xml"/>
  <manifest:file-entry manifest:full-path="Object 88/content.xml" manifest:media-type="text/xml"/>
  <manifest:file-entry manifest:full-path="Object 89/styles.xml" manifest:media-type="text/xml"/>
  <manifest:file-entry manifest:full-path="Object 89/content.xml" manifest:media-type="text/xml"/>
  <manifest:file-entry manifest:full-path="Object 90/styles.xml" manifest:media-type="text/xml"/>
  <manifest:file-entry manifest:full-path="Object 90/content.xml" manifest:media-type="text/xml"/>
  <manifest:file-entry manifest:full-path="Object 91/styles.xml" manifest:media-type="text/xml"/>
  <manifest:file-entry manifest:full-path="Object 91/content.xml" manifest:media-type="text/xml"/>
  <manifest:file-entry manifest:full-path="Object 92/styles.xml" manifest:media-type="text/xml"/>
  <manifest:file-entry manifest:full-path="Object 92/content.xml" manifest:media-type="text/xml"/>
  <manifest:file-entry manifest:full-path="Object 93/styles.xml" manifest:media-type="text/xml"/>
  <manifest:file-entry manifest:full-path="Object 93/content.xml" manifest:media-type="text/xml"/>
  <manifest:file-entry manifest:full-path="Object 94/styles.xml" manifest:media-type="text/xml"/>
  <manifest:file-entry manifest:full-path="Object 94/content.xml" manifest:media-type="text/xml"/>
  <manifest:file-entry manifest:full-path="Object 95/styles.xml" manifest:media-type="text/xml"/>
  <manifest:file-entry manifest:full-path="Object 95/content.xml" manifest:media-type="text/xml"/>
  <manifest:file-entry manifest:full-path="Object 96/styles.xml" manifest:media-type="text/xml"/>
  <manifest:file-entry manifest:full-path="Object 96/content.xml" manifest:media-type="text/xml"/>
  <manifest:file-entry manifest:full-path="Object 97/styles.xml" manifest:media-type="text/xml"/>
  <manifest:file-entry manifest:full-path="Object 97/content.xml" manifest:media-type="text/xml"/>
  <manifest:file-entry manifest:full-path="Object 98/styles.xml" manifest:media-type="text/xml"/>
  <manifest:file-entry manifest:full-path="Object 98/content.xml" manifest:media-type="text/xml"/>
  <manifest:file-entry manifest:full-path="Object 99/styles.xml" manifest:media-type="text/xml"/>
  <manifest:file-entry manifest:full-path="Object 99/content.xml" manifest:media-type="text/xml"/>
  <manifest:file-entry manifest:full-path="Object 100/styles.xml" manifest:media-type="text/xml"/>
  <manifest:file-entry manifest:full-path="Object 100/content.xml" manifest:media-type="text/xml"/>
  <manifest:file-entry manifest:full-path="Object 101/styles.xml" manifest:media-type="text/xml"/>
  <manifest:file-entry manifest:full-path="Object 101/content.xml" manifest:media-type="text/xml"/>
  <manifest:file-entry manifest:full-path="Object 102/styles.xml" manifest:media-type="text/xml"/>
  <manifest:file-entry manifest:full-path="Object 102/content.xml" manifest:media-type="text/xml"/>
  <manifest:file-entry manifest:full-path="Object 103/styles.xml" manifest:media-type="text/xml"/>
  <manifest:file-entry manifest:full-path="Object 103/content.xml" manifest:media-type="text/xml"/>
  <manifest:file-entry manifest:full-path="Object 104/styles.xml" manifest:media-type="text/xml"/>
  <manifest:file-entry manifest:full-path="Object 104/content.xml" manifest:media-type="text/xml"/>
  <manifest:file-entry manifest:full-path="Object 105/styles.xml" manifest:media-type="text/xml"/>
  <manifest:file-entry manifest:full-path="Object 105/content.xml" manifest:media-type="text/xml"/>
  <manifest:file-entry manifest:full-path="Object 106/styles.xml" manifest:media-type="text/xml"/>
  <manifest:file-entry manifest:full-path="Object 106/content.xml" manifest:media-type="text/xml"/>
  <manifest:file-entry manifest:full-path="Object 107/styles.xml" manifest:media-type="text/xml"/>
  <manifest:file-entry manifest:full-path="Object 107/content.xml" manifest:media-type="text/xml"/>
  <manifest:file-entry manifest:full-path="Object 108/styles.xml" manifest:media-type="text/xml"/>
  <manifest:file-entry manifest:full-path="Object 108/content.xml" manifest:media-type="text/xml"/>
  <manifest:file-entry manifest:full-path="Object 109/styles.xml" manifest:media-type="text/xml"/>
  <manifest:file-entry manifest:full-path="Object 109/content.xml" manifest:media-type="text/xml"/>
  <manifest:file-entry manifest:full-path="Object 110/styles.xml" manifest:media-type="text/xml"/>
  <manifest:file-entry manifest:full-path="Object 110/content.xml" manifest:media-type="text/xml"/>
  <manifest:file-entry manifest:full-path="Object 111/styles.xml" manifest:media-type="text/xml"/>
  <manifest:file-entry manifest:full-path="Object 111/content.xml" manifest:media-type="text/xml"/>
  <manifest:file-entry manifest:full-path="Object 112/styles.xml" manifest:media-type="text/xml"/>
  <manifest:file-entry manifest:full-path="Object 112/content.xml" manifest:media-type="text/xml"/>
  <manifest:file-entry manifest:full-path="Object 113/styles.xml" manifest:media-type="text/xml"/>
  <manifest:file-entry manifest:full-path="Object 113/content.xml" manifest:media-type="text/xml"/>
  <manifest:file-entry manifest:full-path="Object 114/styles.xml" manifest:media-type="text/xml"/>
  <manifest:file-entry manifest:full-path="Object 114/content.xml" manifest:media-type="text/xml"/>
  <manifest:file-entry manifest:full-path="Object 115/styles.xml" manifest:media-type="text/xml"/>
  <manifest:file-entry manifest:full-path="Object 115/content.xml" manifest:media-type="text/xml"/>
  <manifest:file-entry manifest:full-path="Object 116/styles.xml" manifest:media-type="text/xml"/>
  <manifest:file-entry manifest:full-path="Object 116/content.xml" manifest:media-type="text/xml"/>
  <manifest:file-entry manifest:full-path="Object 117/styles.xml" manifest:media-type="text/xml"/>
  <manifest:file-entry manifest:full-path="Object 117/content.xml" manifest:media-type="text/xml"/>
  <manifest:file-entry manifest:full-path="Object 118/styles.xml" manifest:media-type="text/xml"/>
  <manifest:file-entry manifest:full-path="Object 118/content.xml" manifest:media-type="text/xml"/>
  <manifest:file-entry manifest:full-path="Object 119/styles.xml" manifest:media-type="text/xml"/>
  <manifest:file-entry manifest:full-path="Object 119/content.xml" manifest:media-type="text/xml"/>
  <manifest:file-entry manifest:full-path="Object 120/styles.xml" manifest:media-type="text/xml"/>
  <manifest:file-entry manifest:full-path="Object 120/content.xml" manifest:media-type="text/xml"/>
  <manifest:file-entry manifest:full-path="Object 121/styles.xml" manifest:media-type="text/xml"/>
  <manifest:file-entry manifest:full-path="Object 121/content.xml" manifest:media-type="text/xml"/>
  <manifest:file-entry manifest:full-path="Object 122/styles.xml" manifest:media-type="text/xml"/>
  <manifest:file-entry manifest:full-path="Object 122/content.xml" manifest:media-type="text/xml"/>
  <manifest:file-entry manifest:full-path="Object 123/styles.xml" manifest:media-type="text/xml"/>
  <manifest:file-entry manifest:full-path="Object 123/content.xml" manifest:media-type="text/xml"/>
  <manifest:file-entry manifest:full-path="Object 124/styles.xml" manifest:media-type="text/xml"/>
  <manifest:file-entry manifest:full-path="Object 124/content.xml" manifest:media-type="text/xml"/>
  <manifest:file-entry manifest:full-path="Object 125/styles.xml" manifest:media-type="text/xml"/>
  <manifest:file-entry manifest:full-path="Object 125/content.xml" manifest:media-type="text/xml"/>
  <manifest:file-entry manifest:full-path="Object 126/styles.xml" manifest:media-type="text/xml"/>
  <manifest:file-entry manifest:full-path="Object 126/content.xml" manifest:media-type="text/xml"/>
  <manifest:file-entry manifest:full-path="Object 127/styles.xml" manifest:media-type="text/xml"/>
  <manifest:file-entry manifest:full-path="Object 127/content.xml" manifest:media-type="text/xml"/>
  <manifest:file-entry manifest:full-path="Object 128/styles.xml" manifest:media-type="text/xml"/>
  <manifest:file-entry manifest:full-path="Object 128/content.xml" manifest:media-type="text/xml"/>
  <manifest:file-entry manifest:full-path="Object 129/styles.xml" manifest:media-type="text/xml"/>
  <manifest:file-entry manifest:full-path="Object 129/content.xml" manifest:media-type="text/xml"/>
  <manifest:file-entry manifest:full-path="Object 130/styles.xml" manifest:media-type="text/xml"/>
  <manifest:file-entry manifest:full-path="Object 130/content.xml" manifest:media-type="text/xml"/>
  <manifest:file-entry manifest:full-path="Object 131/styles.xml" manifest:media-type="text/xml"/>
  <manifest:file-entry manifest:full-path="Object 131/content.xml" manifest:media-type="text/xml"/>
  <manifest:file-entry manifest:full-path="Object 132/styles.xml" manifest:media-type="text/xml"/>
  <manifest:file-entry manifest:full-path="Object 132/content.xml" manifest:media-type="text/xml"/>
  <manifest:file-entry manifest:full-path="Object 133/styles.xml" manifest:media-type="text/xml"/>
  <manifest:file-entry manifest:full-path="Object 133/content.xml" manifest:media-type="text/xml"/>
  <manifest:file-entry manifest:full-path="Object 134/styles.xml" manifest:media-type="text/xml"/>
  <manifest:file-entry manifest:full-path="Object 134/content.xml" manifest:media-type="text/xml"/>
  <manifest:file-entry manifest:full-path="Object 135/styles.xml" manifest:media-type="text/xml"/>
  <manifest:file-entry manifest:full-path="Object 135/content.xml" manifest:media-type="text/xml"/>
  <manifest:file-entry manifest:full-path="Object 136/styles.xml" manifest:media-type="text/xml"/>
  <manifest:file-entry manifest:full-path="Object 136/content.xml" manifest:media-type="text/xml"/>
  <manifest:file-entry manifest:full-path="Object 137/styles.xml" manifest:media-type="text/xml"/>
  <manifest:file-entry manifest:full-path="Object 137/content.xml" manifest:media-type="text/xml"/>
  <manifest:file-entry manifest:full-path="Object 138/styles.xml" manifest:media-type="text/xml"/>
  <manifest:file-entry manifest:full-path="Object 138/content.xml" manifest:media-type="text/xml"/>
  <manifest:file-entry manifest:full-path="Object 139/styles.xml" manifest:media-type="text/xml"/>
  <manifest:file-entry manifest:full-path="Object 139/content.xml" manifest:media-type="text/xml"/>
  <manifest:file-entry manifest:full-path="Object 140/styles.xml" manifest:media-type="text/xml"/>
  <manifest:file-entry manifest:full-path="Object 14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automatic" fo:background-color="#D9D9D9"/>
    </style:style>
    <style:style style:name="ce6" style:family="table-cell" style:parent-style-name="Default" style:data-style-name="N36"/>
    <style:style style:name="ce7" style:family="table-cell" style:parent-style-name="Default" style:data-style-name="N0"/>
    <style:style style:name="ce8" style:family="table-cell" style:parent-style-name="Heading_2" style:data-style-name="N0">
      <style:table-cell-properties style:vertical-align="automatic" fo:background-color="#FFFFC0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style:font-family-generic="roman"/>
    </style:style>
    <style:style style:name="ce9" style:family="table-cell" style:parent-style-name="Heading_1" style:data-style-name="N0">
      <style:table-cell-properties style:vertical-align="automatic" fo:background-color="#FFC080" style:repeat-content="false"/>
      <style:paragraph-properties fo:text-align="end" fo:margin-right="0cm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0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333399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2">
      <style:graphic-properties/>
    </style:style>
    <style:style style:family="graphic" style:name="a123">
      <style:graphic-properties/>
    </style:style>
    <style:style style:family="graphic" style:name="a124">
      <style:graphic-properties/>
    </style:style>
    <style:style style:family="graphic" style:name="a30">
      <style:graphic-properties/>
    </style:style>
    <style:style style:family="graphic" style:name="a125">
      <style:graphic-properties/>
    </style:style>
    <style:style style:family="graphic" style:name="a31">
      <style:graphic-properties/>
    </style:style>
    <style:style style:family="graphic" style:name="a126">
      <style:graphic-properties/>
    </style:style>
    <style:style style:family="graphic" style:name="a32">
      <style:graphic-properties/>
    </style:style>
    <style:style style:family="graphic" style:name="a127">
      <style:graphic-properties/>
    </style:style>
    <style:style style:family="graphic" style:name="a33">
      <style:graphic-properties/>
    </style:style>
    <style:style style:family="graphic" style:name="a128">
      <style:graphic-properties/>
    </style:style>
    <style:style style:family="graphic" style:name="a34">
      <style:graphic-properties/>
    </style:style>
    <style:style style:family="graphic" style:name="a129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80">
      <style:graphic-properties/>
    </style:style>
    <style:style style:family="graphic" style:name="a81">
      <style:graphic-properties/>
    </style:style>
    <style:style style:family="graphic" style:name="a82">
      <style:graphic-properties/>
    </style:style>
    <style:style style:family="graphic" style:name="a83">
      <style:graphic-properties/>
    </style:style>
    <style:style style:family="graphic" style:name="a84">
      <style:graphic-properties/>
    </style:style>
    <style:style style:family="graphic" style:name="a85">
      <style:graphic-properties/>
    </style:style>
    <style:style style:family="graphic" style:name="a86">
      <style:graphic-properties/>
    </style:style>
    <style:style style:family="graphic" style:name="a87">
      <style:graphic-properties/>
    </style:style>
    <style:style style:family="graphic" style:name="a88">
      <style:graphic-properties/>
    </style:style>
    <style:style style:family="graphic" style:name="a89">
      <style:graphic-properties/>
    </style:style>
    <style:style style:family="graphic" style:name="a130">
      <style:graphic-properties/>
    </style:style>
    <style:style style:family="graphic" style:name="a131">
      <style:graphic-properties/>
    </style:style>
    <style:style style:family="graphic" style:name="a132">
      <style:graphic-properties/>
    </style:style>
    <style:style style:family="graphic" style:name="a133">
      <style:graphic-properties/>
    </style:style>
    <style:style style:family="graphic" style:name="a134">
      <style:graphic-properties/>
    </style:style>
    <style:style style:family="graphic" style:name="a40">
      <style:graphic-properties/>
    </style:style>
    <style:style style:family="graphic" style:name="a135">
      <style:graphic-properties/>
    </style:style>
    <style:style style:family="graphic" style:name="a41">
      <style:graphic-properties/>
    </style:style>
    <style:style style:family="graphic" style:name="a136">
      <style:graphic-properties/>
    </style:style>
    <style:style style:family="graphic" style:name="a42">
      <style:graphic-properties/>
    </style:style>
    <style:style style:family="graphic" style:name="a137">
      <style:graphic-properties/>
    </style:style>
    <style:style style:family="graphic" style:name="a43">
      <style:graphic-properties/>
    </style:style>
    <style:style style:family="graphic" style:name="a138">
      <style:graphic-properties/>
    </style:style>
    <style:style style:family="graphic" style:name="a44">
      <style:graphic-properties/>
    </style:style>
    <style:style style:family="graphic" style:name="a139">
      <style:graphic-properties/>
    </style:style>
    <style:style style:family="graphic" style:name="a45">
      <style:graphic-properties/>
    </style:style>
    <style:style style:family="graphic" style:name="a46">
      <style:graphic-properties/>
    </style:style>
    <style:style style:family="graphic" style:name="a47">
      <style:graphic-properties/>
    </style:style>
    <style:style style:family="graphic" style:name="a48">
      <style:graphic-properties/>
    </style:style>
    <style:style style:family="graphic" style:name="a49">
      <style:graphic-properties/>
    </style:style>
    <style:style style:family="graphic" style:name="a90">
      <style:graphic-properties/>
    </style:style>
    <style:style style:family="graphic" style:name="a91">
      <style:graphic-properties/>
    </style:style>
    <style:style style:family="graphic" style:name="a92">
      <style:graphic-properties/>
    </style:style>
    <style:style style:family="graphic" style:name="a93">
      <style:graphic-properties/>
    </style:style>
    <style:style style:family="graphic" style:name="a94">
      <style:graphic-properties/>
    </style:style>
    <style:style style:family="graphic" style:name="a95">
      <style:graphic-properties/>
    </style:style>
    <style:style style:family="graphic" style:name="a96">
      <style:graphic-properties/>
    </style:style>
    <style:style style:family="graphic" style:name="a97">
      <style:graphic-properties/>
    </style:style>
    <style:style style:family="graphic" style:name="a98">
      <style:graphic-properties/>
    </style:style>
    <style:style style:family="graphic" style:name="a99">
      <style:graphic-properties/>
    </style:style>
    <style:style style:family="graphic" style:name="a50">
      <style:graphic-properties/>
    </style:style>
    <style:style style:family="graphic" style:name="a51">
      <style:graphic-properties/>
    </style:style>
    <style:style style:family="graphic" style:name="a52">
      <style:graphic-properties/>
    </style:style>
    <style:style style:family="graphic" style:name="a53">
      <style:graphic-properties/>
    </style:style>
    <style:style style:family="graphic" style:name="a54">
      <style:graphic-properties/>
    </style:style>
    <style:style style:family="graphic" style:name="a55">
      <style:graphic-properties/>
    </style:style>
    <style:style style:family="graphic" style:name="a56">
      <style:graphic-properties/>
    </style:style>
    <style:style style:family="graphic" style:name="a57">
      <style:graphic-properties/>
    </style:style>
    <style:style style:family="graphic" style:name="a58">
      <style:graphic-properties/>
    </style:style>
    <style:style style:family="graphic" style:name="a5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100">
      <style:graphic-properties/>
    </style:style>
    <style:style style:family="graphic" style:name="a5">
      <style:graphic-properties/>
    </style:style>
    <style:style style:family="graphic" style:name="a101">
      <style:graphic-properties/>
    </style:style>
    <style:style style:family="graphic" style:name="a6">
      <style:graphic-properties/>
    </style:style>
    <style:style style:family="graphic" style:name="a102">
      <style:graphic-properties/>
    </style:style>
    <style:style style:family="graphic" style:name="a7">
      <style:graphic-properties/>
    </style:style>
    <style:style style:family="graphic" style:name="a103">
      <style:graphic-properties/>
    </style:style>
    <style:style style:family="graphic" style:name="a8">
      <style:graphic-properties/>
    </style:style>
    <style:style style:family="graphic" style:name="a104">
      <style:graphic-properties/>
    </style:style>
    <style:style style:family="graphic" style:name="a9">
      <style:graphic-properties/>
    </style:style>
    <style:style style:family="graphic" style:name="a105">
      <style:graphic-properties/>
    </style:style>
    <style:style style:family="graphic" style:name="a10">
      <style:graphic-properties/>
    </style:style>
    <style:style style:family="graphic" style:name="a106">
      <style:graphic-properties/>
    </style:style>
    <style:style style:family="graphic" style:name="a11">
      <style:graphic-properties/>
    </style:style>
    <style:style style:family="graphic" style:name="a107">
      <style:graphic-properties/>
    </style:style>
    <style:style style:family="graphic" style:name="a12">
      <style:graphic-properties/>
    </style:style>
    <style:style style:family="graphic" style:name="a108">
      <style:graphic-properties/>
    </style:style>
    <style:style style:family="graphic" style:name="a13">
      <style:graphic-properties/>
    </style:style>
    <style:style style:family="graphic" style:name="a109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64">
      <style:graphic-properties/>
    </style:style>
    <style:style style:family="graphic" style:name="a65">
      <style:graphic-properties/>
    </style:style>
    <style:style style:family="graphic" style:name="a66">
      <style:graphic-properties/>
    </style:style>
    <style:style style:family="graphic" style:name="a67">
      <style:graphic-properties/>
    </style:style>
    <style:style style:family="graphic" style:name="a68">
      <style:graphic-properties/>
    </style:style>
    <style:style style:family="graphic" style:name="a69">
      <style:graphic-properties/>
    </style:style>
    <style:style style:family="graphic" style:name="a110">
      <style:graphic-properties/>
    </style:style>
    <style:style style:family="graphic" style:name="a111">
      <style:graphic-properties/>
    </style:style>
    <style:style style:family="graphic" style:name="a112">
      <style:graphic-properties/>
    </style:style>
    <style:style style:family="graphic" style:name="a113">
      <style:graphic-properties/>
    </style:style>
    <style:style style:family="graphic" style:name="a114">
      <style:graphic-properties/>
    </style:style>
    <style:style style:family="graphic" style:name="a20">
      <style:graphic-properties/>
    </style:style>
    <style:style style:family="graphic" style:name="a115">
      <style:graphic-properties/>
    </style:style>
    <style:style style:family="graphic" style:name="a21">
      <style:graphic-properties/>
    </style:style>
    <style:style style:family="graphic" style:name="a116">
      <style:graphic-properties/>
    </style:style>
    <style:style style:family="graphic" style:name="a22">
      <style:graphic-properties/>
    </style:style>
    <style:style style:family="graphic" style:name="a117">
      <style:graphic-properties/>
    </style:style>
    <style:style style:family="graphic" style:name="a23">
      <style:graphic-properties/>
    </style:style>
    <style:style style:family="graphic" style:name="a118">
      <style:graphic-properties/>
    </style:style>
    <style:style style:family="graphic" style:name="a24">
      <style:graphic-properties/>
    </style:style>
    <style:style style:family="graphic" style:name="a119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70">
      <style:graphic-properties/>
    </style:style>
    <style:style style:family="graphic" style:name="a71">
      <style:graphic-properties/>
    </style:style>
    <style:style style:family="graphic" style:name="a72">
      <style:graphic-properties/>
    </style:style>
    <style:style style:family="graphic" style:name="a73">
      <style:graphic-properties/>
    </style:style>
    <style:style style:family="graphic" style:name="a74">
      <style:graphic-properties/>
    </style:style>
    <style:style style:family="graphic" style:name="a75">
      <style:graphic-properties/>
    </style:style>
    <style:style style:family="graphic" style:name="a76">
      <style:graphic-properties/>
    </style:style>
    <style:style style:family="graphic" style:name="a77">
      <style:graphic-properties/>
    </style:style>
    <style:style style:family="graphic" style:name="a78">
      <style:graphic-properties/>
    </style:style>
    <style:style style:family="graphic" style:name="a79">
      <style:graphic-properties/>
    </style:style>
    <style:style style:family="graphic" style:name="a120">
      <style:graphic-properties/>
    </style:style>
    <style:style style:family="graphic" style:name="a12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nea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LINEAR Y AXIS SCALING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MINIMUM AND MAXIMUM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Automatic (value range 100…100), min = 0, max = 120</text:p>
          </table:table-cell>
          <table:table-cell table:number-columns-repeated="3" table:style-name="ce5"/>
          <table:table-cell office:value-type="string" table:style-name="ce5">
            <text:p>Automatic (value range 90…100), min = 84, max = 102</text:p>
          </table:table-cell>
          <table:table-cell table:number-columns-repeated="3" table:style-name="ce5"/>
          <table:table-cell office:value-type="string" table:style-name="ce5">
            <text:p>Automatic (value range 80…100), min = 0, max = 120</text:p>
          </table:table-cell>
          <table:table-cell table:number-columns-repeated="3" table:style-name="ce5"/>
          <table:table-cell office:value-type="string" table:style-name="ce5">
            <text:p>Automatic (value range -100…100), min = -150, max = 150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Automatic (value range -100…-80), min = -120, max = 0</text:p>
          </table:table-cell>
          <table:table-cell table:number-columns-repeated="3" table:style-name="ce5"/>
          <table:table-cell office:value-type="string" table:style-name="ce5">
            <text:p>Automatic (value range -100…-90), min = -102, max = -84</text:p>
          </table:table-cell>
          <table:table-cell table:number-columns-repeated="3" table:style-name="ce5"/>
          <table:table-cell office:value-type="string" table:style-name="ce5">
            <text:p>Automatic (value range -100…-100), min = -120, max = 0</text:p>
          </table:table-cell>
          <table:table-cell table:number-columns-repeated="3" table:style-name="ce5"/>
          <table:table-cell office:value-type="string" table:style-name="ce5">
            <text:p>Automatic (value range 0…0), min = 0, max = 1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0" draw:style-name="a10" draw:name="Chart 1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Min = -20, max = auto (value range -100…100), max = 120</text:p>
          </table:table-cell>
          <table:table-cell table:number-columns-repeated="3" table:style-name="ce5"/>
          <table:table-cell office:value-type="string" table:style-name="ce5">
            <text:p>Min = auto, max = 20 (value range -100…100), min = -120</text:p>
          </table:table-cell>
          <table:table-cell table:number-columns-repeated="3" table:style-name="ce5"/>
          <table:table-cell office:value-type="string" table:style-name="ce5">
            <text:p>Min = -50, max = 50 (value range -100…100)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8" draw:id="id7" draw:style-name="a7" draw:name="Chart 8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9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9" draw:style-name="a9" draw:name="Chart 10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MAIN AND SUB UNIT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Automatic (value range -100…100), main = 50, sub = 10</text:p>
          </table:table-cell>
          <table:table-cell table:number-columns-repeated="3" table:style-name="ce5"/>
          <table:table-cell office:value-type="string" table:style-name="ce5">
            <text:p>Main = 100, sub = auto (value range -100…100), sub = 20</text:p>
          </table:table-cell>
          <table:table-cell table:number-columns-repeated="3" table:style-name="ce5"/>
          <table:table-cell office:value-type="string" table:style-name="ce5">
            <text:p>Main = auto, sub = 25 (value range -100…100), main = 50</text:p>
          </table:table-cell>
          <table:table-cell table:number-columns-repeated="3" table:style-name="ce5"/>
          <table:table-cell office:value-type="string" table:style-name="ce5">
            <text:p>Main = 100, sub = 25 (value range -100…100)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2" draw:id="id11" draw:style-name="a11" draw:name="Chart 1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12" draw:style-name="a12" draw:name="Chart 13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13" draw:style-name="a13" draw:name="Chart 14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14" draw:style-name="a14" draw:name="Chart 15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POSITION OF CROSSING AXI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Crossing = auto (value range = 90…100), effective = 84</text:p>
          </table:table-cell>
          <table:table-cell table:number-columns-repeated="3" table:style-name="ce5"/>
          <table:table-cell office:value-type="string" table:style-name="ce5">
            <text:p>Crossing = auto (value range = -100…100), effective = 0</text:p>
          </table:table-cell>
          <table:table-cell table:number-columns-repeated="3" table:style-name="ce5"/>
          <table:table-cell office:value-type="string" table:style-name="ce5">
            <text:p>Crossing = auto (value range = -100…-90), effective = -84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16" draw:id="id15" draw:style-name="a15" draw:name="Chart 16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16" draw:style-name="a16" draw:name="Chart 17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17" draw:style-name="a17" draw:name="Chart 18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Crossing = 50 (value range = 90…100), effective = 84</text:p>
          </table:table-cell>
          <table:table-cell table:number-columns-repeated="3" table:style-name="ce5"/>
          <table:table-cell office:value-type="string" table:style-name="ce5">
            <text:p>Crossing = 50 (value range = -100…100), effective = 50</text:p>
          </table:table-cell>
          <table:table-cell table:number-columns-repeated="3" table:style-name="ce5"/>
          <table:table-cell office:value-type="string" table:style-name="ce5">
            <text:p>Crossing = 50 (value range = -100…-90), effective = -84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19" draw:id="id18" draw:style-name="a18" draw:name="Chart 19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19" draw:style-name="a19" draw:name="Chart 20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20" draw:style-name="a20" draw:name="Chart 21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Crossing = max (value range = 90…100), effective = 102</text:p>
          </table:table-cell>
          <table:table-cell table:number-columns-repeated="3" table:style-name="ce5"/>
          <table:table-cell office:value-type="string" table:style-name="ce5">
            <text:p>Crossing = max (value range = -100…100), effective = 150</text:p>
          </table:table-cell>
          <table:table-cell table:number-columns-repeated="3" table:style-name="ce5"/>
          <table:table-cell office:value-type="string" table:style-name="ce5">
            <text:p>Crossing = max (value range = -100…-90), effective = -84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22" draw:id="id21" draw:style-name="a21" draw:name="Chart 22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22" draw:style-name="a22" draw:name="Chart 23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23" draw:style-name="a23" draw:name="Chart 24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REVERSED AXIS DIRECTION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50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25" draw:id="id24" draw:style-name="a24" draw:name="Chart 25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25" draw:style-name="a25" draw:name="Chart 26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7" draw:id="id26" draw:style-name="a26" draw:name="Chart 27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DISPLAY UNIT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Hundrets</text:p>
          </table:table-cell>
          <table:table-cell table:number-columns-repeated="3" table:style-name="ce5"/>
          <table:table-cell office:value-type="string" table:style-name="ce5">
            <text:p>Thousands</text:p>
          </table:table-cell>
          <table:table-cell table:number-columns-repeated="3" table:style-name="ce5"/>
          <table:table-cell office:value-type="string" table:style-name="ce5">
            <text:p>x10</text:p>
          </table:table-cell>
          <table:table-cell table:number-columns-repeated="3" table:style-name="ce5"/>
          <table:table-cell office:value-type="string" table:style-name="ce5">
            <text:p>x5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28" draw:id="id27" draw:style-name="a27" draw:name="Chart 28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9" draw:id="id28" draw:style-name="a28" draw:name="Chart 29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0" draw:id="id29" draw:style-name="a29" draw:name="Chart 30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1" draw:id="id30" draw:style-name="a30" draw:name="Chart 31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18" table:style-name="ro2">
          <table:table-cell table:number-columns-repeated="16384"/>
        </table:table-row>
      </table:table>
      <table:table table:name="Logarithmic" table:style-name="ta2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LOGARITHMIC Y AXIS SCALING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MINIMUM AND MAXIMUM</text:p>
          </table:table-cell>
          <table:table-cell table:number-columns-repeated="15" table:style-name="ce4"/>
          <table:table-cell table:number-columns-repeated="16368"/>
        </table:table-row>
        <table:table-row table:style-name="ro6">
          <table:table-cell office:value-type="string" table:style-name="ce5">
            <text:p>Automatic (value range 10<text:span text:style-name="T2">6</text:span><text:span text:style-name="T1">…10</text:span><text:span text:style-name="T2">6</text:span><text:span text:style-name="T1">), min = 10</text:span><text:span text:style-name="T2">5</text:span><text:span text:style-name="T1">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Automatic (value range 10<text:span text:style-name="T2">5</text:span><text:span text:style-name="T1">…10</text:span><text:span text:style-name="T2">6</text:span><text:span text:style-name="T1">), min = 10</text:span><text:span text:style-name="T2">4</text:span><text:span text:style-name="T1">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Automatic (value range 10<text:span text:style-name="T2">4</text:span><text:span text:style-name="T1">…10</text:span><text:span text:style-name="T2">6</text:span><text:span text:style-name="T1">), min = 1</text:span><text:span text:style-name="T1">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Automatic (value range 10<text:span text:style-name="T2">-6</text:span><text:span text:style-name="T1">…10</text:span><text:span text:style-name="T2">6</text:span><text:span text:style-name="T1">), min = 10</text:span><text:span text:style-name="T2">-6</text:span><text:span text:style-name="T1">, max = 10</text:span><text:span text:style-name="T2">6</text:span>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" draw:id="id31" draw:style-name="a31" draw:name="Chart 1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32" draw:style-name="a32" draw:name="Chart 2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33" draw:style-name="a33" draw:name="Chart 3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34" draw:style-name="a34" draw:name="Chart 4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office:value-type="string" table:style-name="ce5">
            <text:p>Automatic (value range 10<text:span text:style-name="T2">-6</text:span><text:span text:style-name="T1">…10</text:span><text:span text:style-name="T2">-4</text:span><text:span text:style-name="T1">), min = 10</text:span><text:span text:style-name="T2">-6</text:span><text:span text:style-name="T1">, max = 1</text:span></text:p>
          </table:table-cell>
          <table:table-cell table:number-columns-repeated="3" table:style-name="ce5"/>
          <table:table-cell office:value-type="string" table:style-name="ce5">
            <text:p>Automatic (value range 10<text:span text:style-name="T2">-6</text:span><text:span text:style-name="T1">…10</text:span><text:span text:style-name="T2">-5</text:span><text:span text:style-name="T1">), min = 10</text:span><text:span text:style-name="T2">-6</text:span><text:span text:style-name="T1">, max = 10</text:span><text:span text:style-name="T2">-4</text:span></text:p>
          </table:table-cell>
          <table:table-cell table:number-columns-repeated="3" table:style-name="ce5"/>
          <table:table-cell office:value-type="string" table:style-name="ce5">
            <text:p>Automatic (value range 10<text:span text:style-name="T2">-6</text:span><text:span text:style-name="T1">…10</text:span><text:span text:style-name="T2">-6</text:span><text:span text:style-name="T1">), min = 10</text:span><text:span text:style-name="T2">-6</text:span><text:span text:style-name="T1">, max = 10</text:span><text:span text:style-name="T2">-5</text:span></text:p>
          </table:table-cell>
          <table:table-cell table:number-columns-repeated="3" table:style-name="ce5"/>
          <table:table-cell office:value-type="string" table:style-name="ce5">
            <text:p>Automatic (value range 1<text:span text:style-name="T1">…1</text:span><text:span text:style-name="T1">), min = 1</text:span><text:span text:style-name="T1">, max = 10</text:span>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5" draw:id="id35" draw:style-name="a35" draw:name="Chart 5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36" draw:style-name="a36" draw:name="Chart 6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47" draw:style-name="a47" draw:name="Chart 19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48" draw:style-name="a48" draw:name="Chart 20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office:value-type="string" table:style-name="ce5">
            <text:p>Min = 0.1, max = auto (value range 10<text:span text:style-name="T2">-6</text:span><text:span text:style-name="T1">…10</text:span><text:span text:style-name="T2">6</text:span><text:span text:style-name="T1">)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Min = auto, max = 10 (value range 10<text:span text:style-name="T2">-6</text:span><text:span text:style-name="T1">…10</text:span><text:span text:style-name="T2">6</text:span><text:span text:style-name="T1">), min = 10</text:span><text:span text:style-name="T2">-6</text:span></text:p>
          </table:table-cell>
          <table:table-cell table:number-columns-repeated="3" table:style-name="ce5"/>
          <table:table-cell office:value-type="string" table:style-name="ce5">
            <text:p>Min = 0.001, max = 1000 (value range 10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7" draw:id="id37" draw:style-name="a37" draw:name="Chart 8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38" draw:style-name="a38" draw:name="Chart 9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39" draw:style-name="a39" draw:name="Chart 10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MAIN AND SUB UNIT</text:p>
          </table:table-cell>
          <table:table-cell table:number-columns-repeated="15" table:style-name="ce4"/>
          <table:table-cell table:number-columns-repeated="16368"/>
        </table:table-row>
        <table:table-row table:style-name="ro6">
          <table:table-cell office:value-type="string" table:style-name="ce5">
            <text:p>Automatic (value range 10<text:span text:style-name="T2">-6</text:span><text:span text:style-name="T1">…10</text:span><text:span text:style-name="T2">6</text:span><text:span text:style-name="T1">), main = sub = 10</text:span></text:p>
          </table:table-cell>
          <table:table-cell table:number-columns-repeated="3" table:style-name="ce5"/>
          <table:table-cell office:value-type="string" table:style-name="ce5">
            <text:p>Main = 10<text:span text:style-name="T2">3</text:span><text:span text:style-name="T1">, sub = auto (value range 10</text:span><text:span text:style-name="T2">-6</text:span><text:span text:style-name="T1">…10</text:span><text:span text:style-name="T2">6</text:span><text:span text:style-name="T1">), sub = 10</text:span><text:span text:style-name="T2">3</text:span></text:p>
          </table:table-cell>
          <table:table-cell table:number-columns-repeated="3" table:style-name="ce5"/>
          <table:table-cell office:value-type="string" table:style-name="ce5">
            <text:p>Main = auto, sub = 100, (value range 10<text:span text:style-name="T2">-6</text:span><text:span text:style-name="T1">…10</text:span><text:span text:style-name="T2">6</text:span><text:span text:style-name="T1">), main = 10</text:span></text:p>
          </table:table-cell>
          <table:table-cell table:number-columns-repeated="3" table:style-name="ce5"/>
          <table:table-cell office:value-type="string" table:style-name="ce5">
            <text:p>Main = 10<text:span text:style-name="T2">3</text:span><text:span text:style-name="T1">, sub = 100, (value range 10</text:span>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0" draw:id="id40" draw:style-name="a40" draw:name="Chart 12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41" draw:style-name="a41" draw:name="Chart 13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42" draw:style-name="a42" draw:name="Chart 14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43" draw:style-name="a43" draw:name="Chart 15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POSITION OF CROSSING AXIS</text:p>
          </table:table-cell>
          <table:table-cell table:number-columns-repeated="15" table:style-name="ce4"/>
          <table:table-cell table:number-columns-repeated="16368"/>
        </table:table-row>
        <table:table-row table:style-name="ro6">
          <table:table-cell office:value-type="string" table:style-name="ce5">
            <text:p>Crossing = auto (value range 10<text:span text:style-name="T2">5</text:span><text:span text:style-name="T1">…10</text:span><text:span text:style-name="T2">6</text:span><text:span text:style-name="T1">), effective = 10</text:span><text:span text:style-name="T2">4</text:span></text:p>
          </table:table-cell>
          <table:table-cell table:number-columns-repeated="3" table:style-name="ce5"/>
          <table:table-cell office:value-type="string" table:style-name="ce5">
            <text:p>Crossing = auto (value range 10<text:span text:style-name="T2">-6</text:span><text:span text:style-name="T1">…10</text:span><text:span text:style-name="T2">6</text:span><text:span text:style-name="T1">), effective = 1</text:span></text:p>
          </table:table-cell>
          <table:table-cell table:number-columns-repeated="3" table:style-name="ce5"/>
          <table:table-cell office:value-type="string" table:style-name="ce5">
            <text:p>Crossing = auto (value range 10<text:span text:style-name="T2">-6</text:span><text:span text:style-name="T1">…10</text:span><text:span text:style-name="T2">-5</text:span><text:span text:style-name="T1">), effective = 10</text:span><text:span text:style-name="T2">-4</text:span>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14" draw:id="id44" draw:style-name="a44" draw:name="Chart 16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45" draw:style-name="a45" draw:name="Chart 17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6" draw:id="id46" draw:style-name="a46" draw:name="Chart 18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office:value-type="string" table:style-name="ce5">
            <text:p>Crossing = 100 (value range 10<text:span text:style-name="T2">5</text:span><text:span text:style-name="T1">…10</text:span><text:span text:style-name="T2">6</text:span><text:span text:style-name="T1">), effective = 10</text:span><text:span text:style-name="T2">4</text:span></text:p>
          </table:table-cell>
          <table:table-cell table:number-columns-repeated="3" table:style-name="ce5"/>
          <table:table-cell office:value-type="string" table:style-name="ce5">
            <text:p>Crossing = 100 (value range 10<text:span text:style-name="T2">-6</text:span><text:span text:style-name="T1">…10</text:span><text:span text:style-name="T2">6</text:span><text:span text:style-name="T1">), effective = 100</text:span></text:p>
          </table:table-cell>
          <table:table-cell table:number-columns-repeated="3" table:style-name="ce5"/>
          <table:table-cell office:value-type="string" table:style-name="ce5">
            <text:p>Crossing = 100 (value range 10<text:span text:style-name="T2">-6</text:span><text:span text:style-name="T1">…10</text:span><text:span text:style-name="T2">-5</text:span><text:span text:style-name="T1">), effective = 10</text:span><text:span text:style-name="T2">-4</text:span>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19" draw:id="id49" draw:style-name="a49" draw:name="Chart 21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50" draw:style-name="a50" draw:name="Chart 22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51" draw:style-name="a51" draw:name="Chart 23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office:value-type="string" table:style-name="ce5">
            <text:p>Crossing = max (value range 10<text:span text:style-name="T2">5</text:span><text:span text:style-name="T1">…10</text:span><text:span text:style-name="T2">6</text:span><text:span text:style-name="T1">), effective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Crossing = max (value range 10<text:span text:style-name="T2">-6</text:span><text:span text:style-name="T1">…10</text:span><text:span text:style-name="T2">6</text:span><text:span text:style-name="T1">), effective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Crossing = max (value range 10<text:span text:style-name="T2">-6</text:span><text:span text:style-name="T1">…10</text:span><text:span text:style-name="T2">-5</text:span><text:span text:style-name="T1">), effective = 10</text:span><text:span text:style-name="T2">-4</text:span>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22" draw:id="id52" draw:style-name="a52" draw:name="Chart 24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53" draw:style-name="a53" draw:name="Chart 25" svg:x="0.02083in" svg:y="0.02083in" svg:width="3.66667in" svg:height="2.70833in" style:rel-width="scale" style:rel-height="scale">
              <draw:object xlink:href="Object 5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54" draw:style-name="a54" draw:name="Chart 26" svg:x="0.02083in" svg:y="0.02083in" svg:width="3.66667in" svg:height="2.70833in" style:rel-width="scale" style:rel-height="scale">
              <draw:object xlink:href="Object 5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REVERSED AXIS DIRECTION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100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25" draw:id="id55" draw:style-name="a55" draw:name="Chart 27" svg:x="0.02083in" svg:y="0.02083in" svg:width="3.66667in" svg:height="2.70833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56" draw:style-name="a56" draw:name="Chart 28" svg:x="0.02083in" svg:y="0.02083in" svg:width="3.66667in" svg:height="2.70833in" style:rel-width="scale" style:rel-height="scale">
              <draw:object xlink:href="Object 5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7" draw:id="id57" draw:style-name="a57" draw:name="Chart 29" svg:x="0.02083in" svg:y="0.02083in" svg:width="3.66667in" svg:height="2.70833in" style:rel-width="scale" style:rel-height="scale">
              <draw:object xlink:href="Object 5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5 - LOGARITHM BASE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Base = 10</text:p>
          </table:table-cell>
          <table:table-cell table:number-columns-repeated="3" table:style-name="ce5"/>
          <table:table-cell office:value-type="string" table:style-name="ce5">
            <text:p>Base = 100</text:p>
          </table:table-cell>
          <table:table-cell table:number-columns-repeated="3" table:style-name="ce5"/>
          <table:table-cell office:value-type="string" table:style-name="ce5">
            <text:p>Base = 5, main step = 25</text:p>
          </table:table-cell>
          <table:table-cell table:number-columns-repeated="3" table:style-name="ce5"/>
          <table:table-cell office:value-type="string" table:style-name="ce5">
            <text:p>Base = 2, main step = 16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28" draw:id="id58" draw:style-name="a58" draw:name="Chart 30" svg:x="0.02083in" svg:y="0.02083in" svg:width="3.66667in" svg:height="2.70833in" style:rel-width="scale" style:rel-height="scale">
              <draw:object xlink:href="Object 5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9" draw:id="id59" draw:style-name="a59" draw:name="Chart 31" svg:x="0.02083in" svg:y="0.02083in" svg:width="3.66667in" svg:height="2.70833in" style:rel-width="scale" style:rel-height="scale">
              <draw:object xlink:href="Object 6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0" draw:id="id60" draw:style-name="a60" draw:name="Chart 32" svg:x="0.02083in" svg:y="0.02083in" svg:width="3.66667in" svg:height="2.70833in" style:rel-width="scale" style:rel-height="scale">
              <draw:object xlink:href="Object 6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1" draw:id="id61" draw:style-name="a61" draw:name="Chart 33" svg:x="0.02083in" svg:y="0.02083in" svg:width="3.66667in" svg:height="2.70833in" style:rel-width="scale" style:rel-height="scale">
              <draw:object xlink:href="Object 62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18" table:style-name="ro2">
          <table:table-cell table:number-columns-repeated="16384"/>
        </table:table-row>
      </table:table>
      <table:table table:name="Category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CATEGORY AXIS SCAL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CATEGORY LABEL INTERVA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terval = auto, orientation = vertical</text:p>
          </table:table-cell>
          <table:table-cell table:number-columns-repeated="3" table:style-name="ce5"/>
          <table:table-cell office:value-type="string" table:style-name="ce5">
            <text:p>Interval = auto, orientation = horizontal</text:p>
          </table:table-cell>
          <table:table-cell table:number-columns-repeated="3" table:style-name="ce5"/>
          <table:table-cell office:value-type="string" table:style-name="ce5">
            <text:p>Interval = 4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62" draw:style-name="a62" draw:name="Chart 1" svg:x="0.02083in" svg:y="0.02083in" svg:width="3.66667in" svg:height="2.70833in" style:rel-width="scale" style:rel-height="scale">
              <draw:object xlink:href="Object 6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63" draw:style-name="a63" draw:name="Chart 2" svg:x="0.02083in" svg:y="0.02083in" svg:width="3.66667in" svg:height="2.70833in" style:rel-width="scale" style:rel-height="scale">
              <draw:object xlink:href="Object 6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64" draw:style-name="a64" draw:name="Chart 3" svg:x="0.02083in" svg:y="0.02083in" svg:width="3.66667in" svg:height="2.70833in" style:rel-width="scale" style:rel-height="scale">
              <draw:object xlink:href="Object 6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POSITION OF CROSSING AXI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rossing = auto, effective = before Point 1</text:p>
          </table:table-cell>
          <table:table-cell table:number-columns-repeated="3" table:style-name="ce5"/>
          <table:table-cell office:value-type="string" table:style-name="ce5">
            <text:p>Crossing = 3, effective = before Point 3</text:p>
          </table:table-cell>
          <table:table-cell table:number-columns-repeated="3" table:style-name="ce5"/>
          <table:table-cell office:value-type="string" table:style-name="ce5">
            <text:p>Crossing = max, effective = after Point 12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65" draw:style-name="a65" draw:name="Chart 4" svg:x="0.02083in" svg:y="0.02083in" svg:width="3.66667in" svg:height="2.70833in" style:rel-width="scale" style:rel-height="scale">
              <draw:object xlink:href="Object 6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66" draw:style-name="a66" draw:name="Chart 5" svg:x="0.02083in" svg:y="0.02083in" svg:width="3.66667in" svg:height="2.70833in" style:rel-width="scale" style:rel-height="scale">
              <draw:object xlink:href="Object 6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67" draw:style-name="a67" draw:name="Chart 6" svg:x="0.02083in" svg:y="0.02083in" svg:width="3.66667in" svg:height="2.70833in" style:rel-width="scale" style:rel-height="scale">
              <draw:object xlink:href="Object 6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TICK MARK POSI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ine chart, tick marks = between categories</text:p>
          </table:table-cell>
          <table:table-cell table:number-columns-repeated="3" table:style-name="ce5"/>
          <table:table-cell office:value-type="string" table:style-name="ce5">
            <text:p>Line chart, tick marks = on categories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7" draw:id="id68" draw:style-name="a68" draw:name="Chart 8" svg:x="0.02083in" svg:y="0.02083in" svg:width="3.66667in" svg:height="2.70833in" style:rel-width="scale" style:rel-height="scale">
              <draw:object xlink:href="Object 6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69" draw:style-name="a69" draw:name="Chart 9" svg:x="0.02083in" svg:y="0.02083in" svg:width="3.66667in" svg:height="2.70833in" style:rel-width="scale" style:rel-height="scale">
              <draw:object xlink:href="Object 70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Bar chart, tick marks = between categories</text:p>
          </table:table-cell>
          <table:table-cell table:number-columns-repeated="3" table:style-name="ce5"/>
          <table:table-cell office:value-type="string" table:style-name="ce5">
            <text:p>Bar chart, tick marks = on categories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12" draw:id="id73" draw:style-name="a73" draw:name="Chart 13" svg:x="0.02083in" svg:y="0.02083in" svg:width="3.66667in" svg:height="2.70833in" style:rel-width="scale" style:rel-height="scale">
              <draw:object xlink:href="Object 7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74" draw:style-name="a74" draw:name="Chart 14" svg:x="0.02083in" svg:y="0.02083in" svg:width="3.66667in" svg:height="2.70833in" style:rel-width="scale" style:rel-height="scale">
              <draw:object xlink:href="Object 7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REVERSED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3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9" draw:id="id70" draw:style-name="a70" draw:name="Chart 10" svg:x="0.02083in" svg:y="0.02083in" svg:width="3.66667in" svg:height="2.70833in" style:rel-width="scale" style:rel-height="scale">
              <draw:object xlink:href="Object 7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0" draw:id="id71" draw:style-name="a71" draw:name="Chart 11" svg:x="0.02083in" svg:y="0.02083in" svg:width="3.66667in" svg:height="2.70833in" style:rel-width="scale" style:rel-height="scale">
              <draw:object xlink:href="Object 72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1" draw:id="id72" draw:style-name="a72" draw:name="Chart 12" svg:x="0.02083in" svg:y="0.02083in" svg:width="3.66667in" svg:height="2.70833in" style:rel-width="scale" style:rel-height="scale">
              <draw:object xlink:href="Object 7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5">
          <table:table-cell table:number-columns-repeated="16384"/>
        </table:table-row>
        <table:table-row table:number-rows-repeated="1048540" table:style-name="ro2">
          <table:table-cell table:number-columns-repeated="16384"/>
        </table:table-row>
      </table:table>
      <table:table table:name="Scatter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X AXIS VALUE SCALING IN SCATTER CHART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LINEAR SCAL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Min = max = auto (range -100…100), min = -150, max = 150</text:p>
          </table:table-cell>
          <table:table-cell table:number-columns-repeated="3" table:style-name="ce5"/>
          <table:table-cell office:value-type="string" table:style-name="ce5">
            <text:p>Min = -50, max = 50, main step = 25 (range -100…100)</text:p>
          </table:table-cell>
          <table:table-cell table:number-columns-repeated="3" table:style-name="ce5"/>
          <table:table-cell office:value-type="string" table:style-name="ce5">
            <text:p>Main step = 20, sub step = 5 (value range -100…100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75" draw:style-name="a75" draw:name="Chart 1" svg:x="0.02083in" svg:y="0.02083in" svg:width="3.66667in" svg:height="2.70833in" style:rel-width="scale" style:rel-height="scale">
              <draw:object xlink:href="Object 7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76" draw:style-name="a76" draw:name="Chart 2" svg:x="0.02083in" svg:y="0.02083in" svg:width="3.66667in" svg:height="2.70833in" style:rel-width="scale" style:rel-height="scale">
              <draw:object xlink:href="Object 7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77" draw:style-name="a77" draw:name="Chart 3" svg:x="0.02083in" svg:y="0.02083in" svg:width="3.66667in" svg:height="2.70833in" style:rel-width="scale" style:rel-height="scale">
              <draw:object xlink:href="Object 7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LOGARITHMIC SCALING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5">
            <text:p>Min = max = auto (range 10<text:span text:style-name="T2">-6</text:span><text:span text:style-name="T1">…10</text:span><text:span text:style-name="T2">6</text:span><text:span text:style-name="T1">), min = 10</text:span><text:span text:style-name="T2">-6</text:span><text:span text:style-name="T1">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Min = 10<text:span text:style-name="T2">-4</text:span><text:span text:style-name="T1">, max = 10</text:span><text:span text:style-name="T2">4</text:span><text:span text:style-name="T1">, main step = 100 (range 10</text:span>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3" table:style-name="ce5"/>
          <table:table-cell office:value-type="string" table:style-name="ce5">
            <text:p>Main step = 10<text:span text:style-name="T2">3</text:span><text:span text:style-name="T1">, sub step = 100 (value range 10</text:span>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78" draw:style-name="a78" draw:name="Chart 4" svg:x="0.02083in" svg:y="0.02083in" svg:width="3.66667in" svg:height="2.70833in" style:rel-width="scale" style:rel-height="scale">
              <draw:object xlink:href="Object 7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79" draw:style-name="a79" draw:name="Chart 5" svg:x="0.02083in" svg:y="0.02083in" svg:width="3.66667in" svg:height="2.70833in" style:rel-width="scale" style:rel-height="scale">
              <draw:object xlink:href="Object 8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80" draw:style-name="a80" draw:name="Chart 6" svg:x="0.02083in" svg:y="0.02083in" svg:width="3.66667in" svg:height="2.70833in" style:rel-width="scale" style:rel-height="scale">
              <draw:object xlink:href="Object 8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POSITION OF CROSSING AXI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rossing = auto (value range -100…100), effective = 0</text:p>
          </table:table-cell>
          <table:table-cell table:number-columns-repeated="3" table:style-name="ce5"/>
          <table:table-cell office:value-type="string" table:style-name="ce5">
            <text:p>Crossing = 50 (value range -100…100), effective = 50</text:p>
          </table:table-cell>
          <table:table-cell table:number-columns-repeated="3" table:style-name="ce5"/>
          <table:table-cell office:value-type="string" table:style-name="ce5">
            <text:p>Crossing = max (value range -100…100), effective = 150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81" draw:style-name="a81" draw:name="Chart 7" svg:x="0.02083in" svg:y="0.02083in" svg:width="3.66667in" svg:height="2.70833in" style:rel-width="scale" style:rel-height="scale">
              <draw:object xlink:href="Object 8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82" draw:style-name="a82" draw:name="Chart 8" svg:x="0.02083in" svg:y="0.02083in" svg:width="3.66667in" svg:height="2.70833in" style:rel-width="scale" style:rel-height="scale">
              <draw:object xlink:href="Object 8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3" draw:style-name="a83" draw:name="Chart 9" svg:x="0.02083in" svg:y="0.02083in" svg:width="3.66667in" svg:height="2.70833in" style:rel-width="scale" style:rel-height="scale">
              <draw:object xlink:href="Object 8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REVERSED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50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84" draw:style-name="a84" draw:name="Chart 10" svg:x="0.02083in" svg:y="0.02083in" svg:width="3.66667in" svg:height="2.70833in" style:rel-width="scale" style:rel-height="scale">
              <draw:object xlink:href="Object 8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85" draw:style-name="a85" draw:name="Chart 11" svg:x="0.02083in" svg:y="0.02083in" svg:width="3.66667in" svg:height="2.70833in" style:rel-width="scale" style:rel-height="scale">
              <draw:object xlink:href="Object 8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86" draw:style-name="a86" draw:name="Chart 12" svg:x="0.02083in" svg:y="0.02083in" svg:width="3.66667in" svg:height="2.70833in" style:rel-width="scale" style:rel-height="scale">
              <draw:object xlink:href="Object 8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Dat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DATE AXIS SCAL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1 - DATE AXIS SCAL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Min = max = auto, min = 2010-jan-01, max = 2010-jan-14</text:p>
          </table:table-cell>
          <table:table-cell table:number-columns-repeated="3" table:style-name="ce5"/>
          <table:table-cell office:value-type="string" table:style-name="ce5">
            <text:p>Min = 2010-jan-03, max = 2010-jan-20, main step = 3 days</text:p>
          </table:table-cell>
          <table:table-cell table:number-columns-repeated="3" table:style-name="ce5"/>
          <table:table-cell office:value-type="string" table:style-name="ce5">
            <text:p>Main step = 4 days, sub step = 2 day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87" draw:style-name="a87" draw:name="Chart 1" svg:x="0.02083in" svg:y="0.02083in" svg:width="3.66667in" svg:height="2.70833in" style:rel-width="scale" style:rel-height="scale">
              <draw:object xlink:href="Object 8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88" draw:style-name="a88" draw:name="Chart 2" svg:x="0.02083in" svg:y="0.02083in" svg:width="3.66667in" svg:height="2.70833in" style:rel-width="scale" style:rel-height="scale">
              <draw:object xlink:href="Object 8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89" draw:style-name="a89" draw:name="Chart 3" svg:x="0.02083in" svg:y="0.02083in" svg:width="3.66667in" svg:height="2.70833in" style:rel-width="scale" style:rel-height="scale">
              <draw:object xlink:href="Object 9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Min = max = auto, min = 2010-jan-01, max = 2011-feb-01</text:p>
          </table:table-cell>
          <table:table-cell table:number-columns-repeated="3" table:style-name="ce5"/>
          <table:table-cell office:value-type="string" table:style-name="ce5">
            <text:p>Min = 2010-mar-01, max = 2011-aug-01, main step = 3 mon</text:p>
          </table:table-cell>
          <table:table-cell table:number-columns-repeated="3" table:style-name="ce5"/>
          <table:table-cell office:value-type="string" table:style-name="ce5">
            <text:p>Main step = 4 months, sub step = 2 month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90" draw:style-name="a90" draw:name="Chart 4" svg:x="0.02083in" svg:y="0.02083in" svg:width="3.66667in" svg:height="2.70833in" style:rel-width="scale" style:rel-height="scale">
              <draw:object xlink:href="Object 9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91" draw:style-name="a91" draw:name="Chart 5" svg:x="0.02083in" svg:y="0.02083in" svg:width="3.66667in" svg:height="2.70833in" style:rel-width="scale" style:rel-height="scale">
              <draw:object xlink:href="Object 9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92" draw:style-name="a92" draw:name="Chart 6" svg:x="0.02083in" svg:y="0.02083in" svg:width="3.66667in" svg:height="2.70833in" style:rel-width="scale" style:rel-height="scale">
              <draw:object xlink:href="Object 9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Min = max = auto, min = 2010-jan-01, max = 2023-jan-01</text:p>
          </table:table-cell>
          <table:table-cell table:number-columns-repeated="3" table:style-name="ce5"/>
          <table:table-cell office:value-type="string" table:style-name="ce5">
            <text:p>Min = 2012-jan-01, max = 2029-jan-01, main step = 3 years</text:p>
          </table:table-cell>
          <table:table-cell table:number-columns-repeated="3" table:style-name="ce5"/>
          <table:table-cell office:value-type="string" table:style-name="ce5">
            <text:p>Main step = 4 years, sub step = 2 year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93" draw:style-name="a93" draw:name="Chart 7" svg:x="0.02083in" svg:y="0.02083in" svg:width="3.66667in" svg:height="2.70833in" style:rel-width="scale" style:rel-height="scale">
              <draw:object xlink:href="Object 9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94" draw:style-name="a94" draw:name="Chart 8" svg:x="0.02083in" svg:y="0.02083in" svg:width="3.66667in" svg:height="2.70833in" style:rel-width="scale" style:rel-height="scale">
              <draw:object xlink:href="Object 9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95" draw:style-name="a95" draw:name="Chart 9" svg:x="0.02083in" svg:y="0.02083in" svg:width="3.66667in" svg:height="2.70833in" style:rel-width="scale" style:rel-height="scale">
              <draw:object xlink:href="Object 9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2 - POSITION OF CROSSING AXI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rossing = auto, effective = 2010-Jan-01</text:p>
          </table:table-cell>
          <table:table-cell table:number-columns-repeated="3" table:style-name="ce5"/>
          <table:table-cell office:value-type="string" table:style-name="ce5">
            <text:p>Crossing = 2010-jan-04, effective = 2010-jan-04</text:p>
          </table:table-cell>
          <table:table-cell table:number-columns-repeated="3" table:style-name="ce5"/>
          <table:table-cell office:value-type="string" table:style-name="ce5">
            <text:p>Crossing = max, effective = 2010-jan-15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96" draw:style-name="a96" draw:name="Chart 10" svg:x="0.02083in" svg:y="0.02083in" svg:width="3.66667in" svg:height="2.70833in" style:rel-width="scale" style:rel-height="scale">
              <draw:object xlink:href="Object 9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97" draw:style-name="a97" draw:name="Chart 11" svg:x="0.02083in" svg:y="0.02083in" svg:width="3.66667in" svg:height="2.70833in" style:rel-width="scale" style:rel-height="scale">
              <draw:object xlink:href="Object 9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98" draw:style-name="a98" draw:name="Chart 12" svg:x="0.02083in" svg:y="0.02083in" svg:width="3.66667in" svg:height="2.70833in" style:rel-width="scale" style:rel-height="scale">
              <draw:object xlink:href="Object 9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Crossing = auto, effective = 2010-Jan-01</text:p>
          </table:table-cell>
          <table:table-cell table:number-columns-repeated="3" table:style-name="ce5"/>
          <table:table-cell office:value-type="string" table:style-name="ce5">
            <text:p>Crossing = 2010-apr-01, effective = 2010-apr-01</text:p>
          </table:table-cell>
          <table:table-cell table:number-columns-repeated="3" table:style-name="ce5"/>
          <table:table-cell office:value-type="string" table:style-name="ce5">
            <text:p>Crossing = max, effective = 2011-mar-01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3" draw:id="id109" draw:style-name="a109" draw:name="Chart 23" svg:x="0.02083in" svg:y="0.02083in" svg:width="3.66667in" svg:height="2.70833in" style:rel-width="scale" style:rel-height="scale">
              <draw:object xlink:href="Object 1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110" draw:style-name="a110" draw:name="Chart 24" svg:x="0.02083in" svg:y="0.02083in" svg:width="3.66667in" svg:height="2.70833in" style:rel-width="scale" style:rel-height="scale">
              <draw:object xlink:href="Object 1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5" draw:id="id111" draw:style-name="a111" draw:name="Chart 25" svg:x="0.02083in" svg:y="0.02083in" svg:width="3.66667in" svg:height="2.70833in" style:rel-width="scale" style:rel-height="scale">
              <draw:object xlink:href="Object 1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Crossing = auto, effective = 2010-Jan-01</text:p>
          </table:table-cell>
          <table:table-cell table:number-columns-repeated="3" table:style-name="ce5"/>
          <table:table-cell office:value-type="string" table:style-name="ce5">
            <text:p>Crossing = 2013-jan-01, effective = 2013-jan-01</text:p>
          </table:table-cell>
          <table:table-cell table:number-columns-repeated="3" table:style-name="ce5"/>
          <table:table-cell office:value-type="string" table:style-name="ce5">
            <text:p>Crossing = max, effective = 2024-jan-01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6" draw:id="id112" draw:style-name="a112" draw:name="Chart 26" svg:x="0.02083in" svg:y="0.02083in" svg:width="3.66667in" svg:height="2.70833in" style:rel-width="scale" style:rel-height="scale">
              <draw:object xlink:href="Object 1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7" draw:id="id113" draw:style-name="a113" draw:name="Chart 27" svg:x="0.02083in" svg:y="0.02083in" svg:width="3.66667in" svg:height="2.70833in" style:rel-width="scale" style:rel-height="scale">
              <draw:object xlink:href="Object 1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8" draw:id="id114" draw:style-name="a114" draw:name="Chart 28" svg:x="0.02083in" svg:y="0.02083in" svg:width="3.66667in" svg:height="2.70833in" style:rel-width="scale" style:rel-height="scale">
              <draw:object xlink:href="Object 11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3 - TICK MARK POSI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Tick marks = between categories</text:p>
          </table:table-cell>
          <table:table-cell table:number-columns-repeated="3" table:style-name="ce5"/>
          <table:table-cell office:value-type="string" table:style-name="ce5">
            <text:p>Tick marks = on categories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13" draw:id="id99" draw:style-name="a99" draw:name="Chart 13" svg:x="0.02083in" svg:y="0.02083in" svg:width="3.66667in" svg:height="2.70833in" style:rel-width="scale" style:rel-height="scale">
              <draw:object xlink:href="Object 10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100" draw:style-name="a100" draw:name="Chart 14" svg:x="0.02083in" svg:y="0.02083in" svg:width="3.66667in" svg:height="2.70833in" style:rel-width="scale" style:rel-height="scale">
              <draw:object xlink:href="Object 10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4 - REVERSED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2010-jan-04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5" draw:id="id101" draw:style-name="a101" draw:name="Chart 15" svg:x="0.02083in" svg:y="0.02083in" svg:width="3.66667in" svg:height="2.70833in" style:rel-width="scale" style:rel-height="scale">
              <draw:object xlink:href="Object 10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6" draw:id="id102" draw:style-name="a102" draw:name="Chart 16" svg:x="0.02083in" svg:y="0.02083in" svg:width="3.66667in" svg:height="2.70833in" style:rel-width="scale" style:rel-height="scale">
              <draw:object xlink:href="Object 10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103" draw:style-name="a103" draw:name="Chart 17" svg:x="0.02083in" svg:y="0.02083in" svg:width="3.66667in" svg:height="2.70833in" style:rel-width="scale" style:rel-height="scale">
              <draw:object xlink:href="Object 10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5 - DATE BASE UNI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se unit = days</text:p>
          </table:table-cell>
          <table:table-cell table:number-columns-repeated="3" table:style-name="ce5"/>
          <table:table-cell office:value-type="string" table:style-name="ce5">
            <text:p>Base unit = months (consolidates by month)</text:p>
          </table:table-cell>
          <table:table-cell table:number-columns-repeated="3" table:style-name="ce5"/>
          <table:table-cell office:value-type="string" table:style-name="ce5">
            <text:p>Base unit = years (consolidates by year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8" draw:id="id104" draw:style-name="a104" draw:name="Chart 18" svg:x="0.02083in" svg:y="0.02083in" svg:width="3.66667in" svg:height="2.70833in" style:rel-width="scale" style:rel-height="scale">
              <draw:object xlink:href="Object 10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9" draw:id="id105" draw:style-name="a105" draw:name="Chart 19" svg:x="0.02083in" svg:y="0.02083in" svg:width="3.66667in" svg:height="2.70833in" style:rel-width="scale" style:rel-height="scale">
              <draw:object xlink:href="Object 10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106" draw:style-name="a106" draw:name="Chart 20" svg:x="0.02083in" svg:y="0.02083in" svg:width="3.66667in" svg:height="2.70833in" style:rel-width="scale" style:rel-height="scale">
              <draw:object xlink:href="Object 10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6 - AUTOMATIC DATE AXIS RECOGNI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xis type = auto (date axis)</text:p>
          </table:table-cell>
          <table:table-cell table:number-columns-repeated="3" table:style-name="ce5"/>
          <table:table-cell office:value-type="string" table:style-name="ce5">
            <text:p>Axis type = auto (text axis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21" draw:id="id107" draw:style-name="a107" draw:name="Chart 21" svg:x="0.02083in" svg:y="0.02083in" svg:width="3.66667in" svg:height="2.70833in" style:rel-width="scale" style:rel-height="scale">
              <draw:object xlink:href="Object 10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2" draw:id="id108" draw:style-name="a108" draw:name="Chart 22" svg:x="0.02083in" svg:y="0.02083in" svg:width="3.66667in" svg:height="2.70833in" style:rel-width="scale" style:rel-height="scale">
              <draw:object xlink:href="Object 109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11" table:style-name="ro2">
          <table:table-cell table:number-columns-repeated="16384"/>
        </table:table-row>
      </table:table>
      <table:table table:name="Secondary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SECONDARY AXES SCALING</text:p>
          </table:table-cell>
          <table:table-cell table:number-columns-repeated="10" table:style-name="ce3"/>
          <table:table-cell office:value-type="string" table:style-name="ce9">
            <text:p>(Primary axes set:<text:s/><text:span text:style-name="T4">BLUE</text:span><text:span text:style-name="T3">, secondary axes set:<text:s/></text:span><text:span text:style-name="T5">RED</text:span><text:span text:style-name="T3">)</text:span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1 - LINEAR Y AXIS SCALING</text:p>
          </table:table-cell>
          <table:table-cell table:number-columns-repeated="10" table:style-name="ce4"/>
          <table:table-cell table:style-name="ce8"/>
          <table:table-cell table:number-columns-repeated="16372"/>
        </table:table-row>
        <table:table-row table:style-name="ro2">
          <table:table-cell office:value-type="string" table:style-name="ce5">
            <text:p>Min = max = auto (range -10…10), min = -15, max = 15</text:p>
          </table:table-cell>
          <table:table-cell table:number-columns-repeated="3" table:style-name="ce5"/>
          <table:table-cell office:value-type="string" table:style-name="ce5">
            <text:p>Min = -5, max = 5, main step = 2.5 (value range -10…10)</text:p>
          </table:table-cell>
          <table:table-cell table:number-columns-repeated="3" table:style-name="ce5"/>
          <table:table-cell office:value-type="string" table:style-name="ce5">
            <text:p>Main step = 2, sub step = 0.5 (value range -10…10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15" draw:style-name="a115" draw:name="Chart 1" svg:x="0.02083in" svg:y="0.02083in" svg:width="3.66667in" svg:height="2.70833in" style:rel-width="scale" style:rel-height="scale">
              <draw:object xlink:href="Object 1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16" draw:style-name="a116" draw:name="Chart 2" svg:x="0.02083in" svg:y="0.02083in" svg:width="3.66667in" svg:height="2.70833in" style:rel-width="scale" style:rel-height="scale">
              <draw:object xlink:href="Object 1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17" draw:style-name="a117" draw:name="Chart 3" svg:x="0.02083in" svg:y="0.02083in" svg:width="3.66667in" svg:height="2.70833in" style:rel-width="scale" style:rel-height="scale">
              <draw:object xlink:href="Object 11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2 - LOGARITHMIC Y AXIS SCALING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5">
            <text:p>Min = max = auto (range 10<text:span text:style-name="T2">-6</text:span><text:span text:style-name="T1">…10</text:span><text:span text:style-name="T2">6</text:span><text:span text:style-name="T1">), min = 10</text:span><text:span text:style-name="T2">-6</text:span><text:span text:style-name="T1">, max = 10</text:span><text:span text:style-name="T2">6</text:span></text:p>
          </table:table-cell>
          <table:table-cell table:number-columns-repeated="3" table:style-name="ce5"/>
          <table:table-cell office:value-type="string" table:style-name="ce5">
            <text:p>Min = 10<text:span text:style-name="T2">-4</text:span><text:span text:style-name="T1">, max = 10</text:span><text:span text:style-name="T2">4</text:span><text:span text:style-name="T1">, main step = 100 (range 10</text:span>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3" table:style-name="ce5"/>
          <table:table-cell office:value-type="string" table:style-name="ce5">
            <text:p>Main step = 1000, sub step = 100 (value range 10<text:span text:style-name="T2">-6</text:span><text:span text:style-name="T1">…10</text:span><text:span text:style-name="T2">6</text:span><text:span text:style-name="T1">)</text:span>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18" draw:style-name="a118" draw:name="Chart 4" svg:x="0.02083in" svg:y="0.02083in" svg:width="3.66667in" svg:height="2.70833in" style:rel-width="scale" style:rel-height="scale">
              <draw:object xlink:href="Object 1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19" draw:style-name="a119" draw:name="Chart 5" svg:x="0.02083in" svg:y="0.02083in" svg:width="3.66667in" svg:height="2.70833in" style:rel-width="scale" style:rel-height="scale">
              <draw:object xlink:href="Object 1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20" draw:style-name="a120" draw:name="Chart 6" svg:x="0.02083in" svg:y="0.02083in" svg:width="3.66667in" svg:height="2.70833in" style:rel-width="scale" style:rel-height="scale">
              <draw:object xlink:href="Object 12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3 - POSITION OF CROSSING X AXI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rossing = auto (value range -10…10), effective = 0</text:p>
          </table:table-cell>
          <table:table-cell table:number-columns-repeated="3" table:style-name="ce5"/>
          <table:table-cell office:value-type="string" table:style-name="ce5">
            <text:p>Crossing = 7.5 (value range -10…10), effective = 7.5</text:p>
          </table:table-cell>
          <table:table-cell table:number-columns-repeated="3" table:style-name="ce5"/>
          <table:table-cell office:value-type="string" table:style-name="ce5">
            <text:p>Crossing = max (value range -10…10), effective = 15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121" draw:style-name="a121" draw:name="Chart 7" svg:x="0.02083in" svg:y="0.02083in" svg:width="3.66667in" svg:height="2.70833in" style:rel-width="scale" style:rel-height="scale">
              <draw:object xlink:href="Object 1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22" draw:style-name="a122" draw:name="Chart 8" svg:x="0.02083in" svg:y="0.02083in" svg:width="3.66667in" svg:height="2.70833in" style:rel-width="scale" style:rel-height="scale">
              <draw:object xlink:href="Object 1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123" draw:style-name="a123" draw:name="Chart 9" svg:x="0.02083in" svg:y="0.02083in" svg:width="3.66667in" svg:height="2.70833in" style:rel-width="scale" style:rel-height="scale">
              <draw:object xlink:href="Object 12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4 - REVERSED Y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7.5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124" draw:style-name="a124" draw:name="Chart 10" svg:x="0.02083in" svg:y="0.02083in" svg:width="3.66667in" svg:height="2.70833in" style:rel-width="scale" style:rel-height="scale">
              <draw:object xlink:href="Object 1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25" draw:style-name="a125" draw:name="Chart 11" svg:x="0.02083in" svg:y="0.02083in" svg:width="3.66667in" svg:height="2.70833in" style:rel-width="scale" style:rel-height="scale">
              <draw:object xlink:href="Object 1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26" draw:style-name="a126" draw:name="Chart 12" svg:x="0.02083in" svg:y="0.02083in" svg:width="3.66667in" svg:height="2.70833in" style:rel-width="scale" style:rel-height="scale">
              <draw:object xlink:href="Object 12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5 - CATEGORY LABEL INTERVA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terval = auto, orientation = vertical</text:p>
          </table:table-cell>
          <table:table-cell table:number-columns-repeated="3" table:style-name="ce5"/>
          <table:table-cell office:value-type="string" table:style-name="ce5">
            <text:p>Interval = auto, orientation = horizontal</text:p>
          </table:table-cell>
          <table:table-cell table:number-columns-repeated="3" table:style-name="ce5"/>
          <table:table-cell office:value-type="string" table:style-name="ce5">
            <text:p>Interval = 4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127" draw:style-name="a127" draw:name="Chart 13" svg:x="0.02083in" svg:y="0.02083in" svg:width="3.66667in" svg:height="2.70833in" style:rel-width="scale" style:rel-height="scale">
              <draw:object xlink:href="Object 1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128" draw:style-name="a128" draw:name="Chart 14" svg:x="0.02083in" svg:y="0.02083in" svg:width="3.66667in" svg:height="2.70833in" style:rel-width="scale" style:rel-height="scale">
              <draw:object xlink:href="Object 1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129" draw:style-name="a129" draw:name="Chart 15" svg:x="0.02083in" svg:y="0.02083in" svg:width="3.66667in" svg:height="2.70833in" style:rel-width="scale" style:rel-height="scale">
              <draw:object xlink:href="Object 13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6 - POSITION OF CROSSING Y AXI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rossing = auto, effective = before Point 1</text:p>
          </table:table-cell>
          <table:table-cell table:number-columns-repeated="3" table:style-name="ce5"/>
          <table:table-cell office:value-type="string" table:style-name="ce5">
            <text:p>Crossing = 3, effective = before Point 3</text:p>
          </table:table-cell>
          <table:table-cell table:number-columns-repeated="3" table:style-name="ce5"/>
          <table:table-cell office:value-type="string" table:style-name="ce5">
            <text:p>Crossing = max, effective = after Point 12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130" draw:style-name="a130" draw:name="Chart 16" svg:x="0.02083in" svg:y="0.02083in" svg:width="3.66667in" svg:height="2.70833in" style:rel-width="scale" style:rel-height="scale">
              <draw:object xlink:href="Object 1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131" draw:style-name="a131" draw:name="Chart 17" svg:x="0.02083in" svg:y="0.02083in" svg:width="3.66667in" svg:height="2.70833in" style:rel-width="scale" style:rel-height="scale">
              <draw:object xlink:href="Object 13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132" draw:style-name="a132" draw:name="Chart 18" svg:x="0.02083in" svg:y="0.02083in" svg:width="3.66667in" svg:height="2.70833in" style:rel-width="scale" style:rel-height="scale">
              <draw:object xlink:href="Object 13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7 - REVERSED X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, crossing = auto</text:p>
          </table:table-cell>
          <table:table-cell table:number-columns-repeated="3" table:style-name="ce5"/>
          <table:table-cell office:value-type="string" table:style-name="ce5">
            <text:p>Descending, crosssing = 3</text:p>
          </table:table-cell>
          <table:table-cell table:number-columns-repeated="3" table:style-name="ce5"/>
          <table:table-cell office:value-type="string" table:style-name="ce5">
            <text:p>Descending, crossing = ma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9" draw:id="id133" draw:style-name="a133" draw:name="Chart 19" svg:x="0.02083in" svg:y="0.02083in" svg:width="3.66667in" svg:height="2.70833in" style:rel-width="scale" style:rel-height="scale">
              <draw:object xlink:href="Object 134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0" draw:id="id134" draw:style-name="a134" draw:name="Chart 20" svg:x="0.02083in" svg:y="0.02083in" svg:width="3.66667in" svg:height="2.70833in" style:rel-width="scale" style:rel-height="scale">
              <draw:object xlink:href="Object 135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1" draw:id="id135" draw:style-name="a135" draw:name="Chart 21" svg:x="0.02083in" svg:y="0.02083in" svg:width="3.66667in" svg:height="2.70833in" style:rel-width="scale" style:rel-height="scale">
              <draw:object xlink:href="Object 13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5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  <table:table table:name="Serie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7 - SERIES AXIS SCAL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1 - SERIES LABEL INTERVA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terval = auto, orientation = vertical</text:p>
          </table:table-cell>
          <table:table-cell table:number-columns-repeated="3" table:style-name="ce5"/>
          <table:table-cell office:value-type="string" table:style-name="ce5">
            <text:p>Interval = auto, orientation = horizontal</text:p>
          </table:table-cell>
          <table:table-cell table:number-columns-repeated="3" table:style-name="ce5"/>
          <table:table-cell office:value-type="string" table:style-name="ce5">
            <text:p>Interval = 2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36" draw:style-name="a136" draw:name="Chart 1" svg:x="0.02083in" svg:y="0.02083in" svg:width="3.66667in" svg:height="2.70833in" style:rel-width="scale" style:rel-height="scale">
              <draw:object xlink:href="Object 13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37" draw:style-name="a137" draw:name="Chart 2" svg:x="0.02083in" svg:y="0.02083in" svg:width="3.66667in" svg:height="2.70833in" style:rel-width="scale" style:rel-height="scale">
              <draw:object xlink:href="Object 13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38" draw:style-name="a138" draw:name="Chart 3" svg:x="0.02083in" svg:y="0.02083in" svg:width="3.66667in" svg:height="2.70833in" style:rel-width="scale" style:rel-height="scale">
              <draw:object xlink:href="Object 13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2 - REVERSED AXIS DIREC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scending</text:p>
          </table:table-cell>
          <table:table-cell table:number-columns-repeated="11" table:style-name="ce5"/>
          <table:table-cell table:number-columns-repeated="16372"/>
        </table:table-row>
        <table:table-row table:style-name="ro5">
          <table:table-cell table:style-name="ce1">
            <draw:frame draw:z-index="4" draw:id="id139" draw:style-name="a139" draw:name="Chart 4" svg:x="0.02083in" svg:y="0.02083in" svg:width="3.66667in" svg:height="2.70833in" style:rel-width="scale" style:rel-height="scale">
              <draw:object xlink:href="Object 140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SourceData" table:style-name="ta2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CHART AXIS SCALING TEST DOCUM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8 - SOURCE DATA</text:p>
          </table:table-cell>
          <table:table-cell table:number-columns-repeated="8" table:style-name="ce3"/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office:value-type="string" table:style-name="ce1">
            <text:p>Series 5</text:p>
          </table:table-cell>
          <table:table-cell office:value-type="string" table:style-name="ce1">
            <text:p>Series 6</text:p>
          </table:table-cell>
          <table:table-cell office:value-type="string" table:style-name="ce1">
            <text:p>Series 7</text:p>
          </table:table-cell>
          <table:table-cell office:value-type="string" table:style-name="ce1">
            <text:p>Series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-100" table:style-name="ce1">
            <text:p>-100</text:p>
          </table:table-cell>
          <table:table-cell office:value-type="float" office:value="-100" table:style-name="ce1">
            <text:p>-100</text:p>
          </table:table-cell>
          <table:table-cell office:value-type="float" office:value="-100" table:style-name="ce1">
            <text:p>-100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-95" table:style-name="ce1">
            <text:p>-95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-80" table:style-name="ce1">
            <text:p>-80</text:p>
          </table:table-cell>
          <table:table-cell office:value-type="float" office:value="-90" table:style-name="ce1">
            <text:p>-90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office:value-type="string" table:style-name="ce1">
            <text:p>Series 5</text:p>
          </table:table-cell>
          <table:table-cell office:value-type="string" table:style-name="ce1">
            <text:p>Series 6</text:p>
          </table:table-cell>
          <table:table-cell office:value-type="string" table:style-name="ce1">
            <text:p>Series 7</text:p>
          </table:table-cell>
          <table:table-cell office:value-type="string" table:style-name="ce1">
            <text:p>Series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000000" table:style-name="ce6">
            <text:p>1E+6</text:p>
          </table:table-cell>
          <table:table-cell office:value-type="float" office:value="100000" table:style-name="ce6">
            <text:p>1E+5</text:p>
          </table:table-cell>
          <table:table-cell office:value-type="float" office:value="10000" table:style-name="ce6">
            <text:p>1E+4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1" table:style-name="ce6">
            <text:p>1E+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1000000" table:style-name="ce6">
            <text:p>1E+6</text:p>
          </table:table-cell>
          <table:table-cell office:value-type="float" office:value="320000" table:style-name="ce6">
            <text:p>3E+5</text:p>
          </table:table-cell>
          <table:table-cell office:value-type="float" office:value="100000" table:style-name="ce6">
            <text:p>1E+5</text:p>
          </table:table-cell>
          <table:table-cell office:value-type="float" office:value="1" table:style-name="ce6">
            <text:p>1E+0</text:p>
          </table:table-cell>
          <table:table-cell office:value-type="float" office:value="1.0000000000000001E-5" table:style-name="ce6">
            <text:p>1E-5</text:p>
          </table:table-cell>
          <table:table-cell office:value-type="float" office:value="3.1999999999999999E-6" table:style-name="ce6">
            <text:p>3E-6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1" table:style-name="ce6">
            <text:p>1E+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000000" table:style-name="ce6">
            <text:p>1E+6</text:p>
          </table:table-cell>
          <table:table-cell office:value-type="float" office:value="1000000" table:style-name="ce6">
            <text:p>1E+6</text:p>
          </table:table-cell>
          <table:table-cell office:value-type="float" office:value="1000000" table:style-name="ce6">
            <text:p>1E+6</text:p>
          </table:table-cell>
          <table:table-cell office:value-type="float" office:value="1000000" table:style-name="ce6">
            <text:p>1E+6</text:p>
          </table:table-cell>
          <table:table-cell office:value-type="float" office:value="1E-4" table:style-name="ce6">
            <text:p>1E-4</text:p>
          </table:table-cell>
          <table:table-cell office:value-type="float" office:value="1.0000000000000001E-5" table:style-name="ce6">
            <text:p>1E-5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1" table:style-name="ce6">
            <text:p>1E+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date" office:date-value="2010-01-01T00:00:00" table:style-name="ce10">
            <text:p>2010-Jan-01</text:p>
          </table:table-cell>
          <table:table-cell office:value-type="date" office:date-value="2010-01-01T00:00:00" table:style-name="ce10">
            <text:p>2010-Jan-01</text:p>
          </table:table-cell>
          <table:table-cell office:value-type="date" office:date-value="2010-01-01T00:00:00" table:style-name="ce10">
            <text:p>2010-Jan-01</text:p>
          </table:table-cell>
          <table:table-cell office:value-type="date" office:date-value="2010-01-01T00:00:00" table:style-name="ce10">
            <text:p>2010-Jan-01</text:p>
          </table:table-cell>
          <table:table-cell office:value-type="date" office:date-value="2010-01-01T00:00:00" table:style-name="ce10">
            <text:p>2010-Jan-0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date" office:date-value="2010-01-03T00:00:00" table:style-name="ce10">
            <text:p>2010-Jan-03</text:p>
          </table:table-cell>
          <table:table-cell office:value-type="date" office:date-value="2010-03-01T00:00:00" table:style-name="ce10">
            <text:p>2010-Mrz-01</text:p>
          </table:table-cell>
          <table:table-cell office:value-type="date" office:date-value="2012-01-01T00:00:00" table:style-name="ce10">
            <text:p>2012-Jan-01</text:p>
          </table:table-cell>
          <table:table-cell office:value-type="date" office:date-value="2010-02-01T00:00:00" table:style-name="ce10">
            <text:p>2010-Feb-01</text:p>
          </table:table-cell>
          <table:table-cell office:value-type="date" office:date-value="2010-01-03T00:00:00" table:style-name="ce10">
            <text:p>2010-Jan-03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date" office:date-value="2010-01-04T00:00:00" table:style-name="ce10">
            <text:p>2010-Jan-04</text:p>
          </table:table-cell>
          <table:table-cell office:value-type="date" office:date-value="2010-04-01T00:00:00" table:style-name="ce10">
            <text:p>2010-Apr-01</text:p>
          </table:table-cell>
          <table:table-cell office:value-type="date" office:date-value="2013-01-01T00:00:00" table:style-name="ce10">
            <text:p>2013-Jan-01</text:p>
          </table:table-cell>
          <table:table-cell office:value-type="date" office:date-value="2010-02-28T00:00:00" table:style-name="ce10">
            <text:p>2010-Feb-28</text:p>
          </table:table-cell>
          <table:table-cell office:value-type="date" office:date-value="2010-01-04T00:00:00" table:style-name="ce10">
            <text:p>2010-Jan-04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date" office:date-value="2010-01-05T00:00:00" table:style-name="ce10">
            <text:p>2010-Jan-05</text:p>
          </table:table-cell>
          <table:table-cell office:value-type="date" office:date-value="2010-05-01T00:00:00" table:style-name="ce10">
            <text:p>2010-Mai-01</text:p>
          </table:table-cell>
          <table:table-cell office:value-type="date" office:date-value="2014-01-01T00:00:00" table:style-name="ce10">
            <text:p>2014-Jan-01</text:p>
          </table:table-cell>
          <table:table-cell office:value-type="date" office:date-value="2010-03-31T00:00:00" table:style-name="ce10">
            <text:p>2010-Mrz-31</text:p>
          </table:table-cell>
          <table:table-cell office:value-type="date" office:date-value="2010-01-05T00:00:00" table:style-name="ce10">
            <text:p>2010-Jan-05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date" office:date-value="2010-01-06T00:00:00" table:style-name="ce10">
            <text:p>2010-Jan-06</text:p>
          </table:table-cell>
          <table:table-cell office:value-type="date" office:date-value="2010-06-01T00:00:00" table:style-name="ce10">
            <text:p>2010-Jun-01</text:p>
          </table:table-cell>
          <table:table-cell office:value-type="date" office:date-value="2015-01-01T00:00:00" table:style-name="ce10">
            <text:p>2015-Jan-01</text:p>
          </table:table-cell>
          <table:table-cell office:value-type="date" office:date-value="2010-05-01T00:00:00" table:style-name="ce10">
            <text:p>2010-Mai-01</text:p>
          </table:table-cell>
          <table:table-cell office:value-type="date" office:date-value="2010-01-06T00:00:00" table:style-name="ce10">
            <text:p>2010-Jan-06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6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date" office:date-value="2010-01-07T00:00:00" table:style-name="ce10">
            <text:p>2010-Jan-07</text:p>
          </table:table-cell>
          <table:table-cell office:value-type="date" office:date-value="2010-07-01T00:00:00" table:style-name="ce10">
            <text:p>2010-Jul-01</text:p>
          </table:table-cell>
          <table:table-cell office:value-type="date" office:date-value="2016-01-01T00:00:00" table:style-name="ce10">
            <text:p>2016-Jan-01</text:p>
          </table:table-cell>
          <table:table-cell office:value-type="date" office:date-value="2010-06-01T00:00:00" table:style-name="ce10">
            <text:p>2010-Jun-01</text:p>
          </table:table-cell>
          <table:table-cell office:value-type="date" office:date-value="2010-01-07T00:00:00" table:style-name="ce10">
            <text:p>2010-Jan-07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7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date" office:date-value="2010-01-08T00:00:00" table:style-name="ce10">
            <text:p>2010-Jan-08</text:p>
          </table:table-cell>
          <table:table-cell office:value-type="date" office:date-value="2010-08-01T00:00:00" table:style-name="ce10">
            <text:p>2010-Aug-01</text:p>
          </table:table-cell>
          <table:table-cell office:value-type="date" office:date-value="2017-01-01T00:00:00" table:style-name="ce10">
            <text:p>2017-Jan-01</text:p>
          </table:table-cell>
          <table:table-cell office:value-type="date" office:date-value="2010-08-01T00:00:00" table:style-name="ce10">
            <text:p>2010-Aug-01</text:p>
          </table:table-cell>
          <table:table-cell office:value-type="date" office:date-value="2010-01-08T00:00:00" table:style-name="ce10">
            <text:p>2010-Jan-08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8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date" office:date-value="2010-01-09T00:00:00" table:style-name="ce10">
            <text:p>2010-Jan-09</text:p>
          </table:table-cell>
          <table:table-cell office:value-type="date" office:date-value="2010-09-01T00:00:00" table:style-name="ce10">
            <text:p>2010-Sep-01</text:p>
          </table:table-cell>
          <table:table-cell office:value-type="date" office:date-value="2018-01-01T00:00:00" table:style-name="ce10">
            <text:p>2018-Jan-01</text:p>
          </table:table-cell>
          <table:table-cell office:value-type="date" office:date-value="2010-10-01T00:00:00" table:style-name="ce10">
            <text:p>2010-Okt-01</text:p>
          </table:table-cell>
          <table:table-cell office:value-type="date" office:date-value="2010-01-09T00:00:00" table:style-name="ce10">
            <text:p>2010-Jan-09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9</text:p>
          </table:table-cell>
          <table:table-cell office:value-type="float" office:value="9" table:style-name="ce7">
            <text:p>9</text:p>
          </table:table-cell>
          <table:table-cell office:value-type="float" office:value="2.5" table:style-name="ce7">
            <text:p>2,5</text:p>
          </table:table-cell>
          <table:table-cell office:value-type="date" office:date-value="2010-01-10T00:00:00" table:style-name="ce10">
            <text:p>2010-Jan-10</text:p>
          </table:table-cell>
          <table:table-cell office:value-type="date" office:date-value="2010-10-01T00:00:00" table:style-name="ce10">
            <text:p>2010-Okt-01</text:p>
          </table:table-cell>
          <table:table-cell office:value-type="date" office:date-value="2019-01-01T00:00:00" table:style-name="ce10">
            <text:p>2019-Jan-01</text:p>
          </table:table-cell>
          <table:table-cell office:value-type="date" office:date-value="2010-12-01T00:00:00" table:style-name="ce10">
            <text:p>2010-Dez-01</text:p>
          </table:table-cell>
          <table:table-cell office:value-type="date" office:date-value="2010-01-10T00:00:00" table:style-name="ce10">
            <text:p>2010-Jan-10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10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date" office:date-value="2010-01-11T00:00:00" table:style-name="ce10">
            <text:p>2010-Jan-11</text:p>
          </table:table-cell>
          <table:table-cell office:value-type="date" office:date-value="2010-11-01T00:00:00" table:style-name="ce10">
            <text:p>2010-Nov-01</text:p>
          </table:table-cell>
          <table:table-cell office:value-type="date" office:date-value="2020-01-01T00:00:00" table:style-name="ce10">
            <text:p>2020-Jan-01</text:p>
          </table:table-cell>
          <table:table-cell office:value-type="date" office:date-value="2010-12-31T00:00:00" table:style-name="ce10">
            <text:p>2010-Dez-31</text:p>
          </table:table-cell>
          <table:table-cell office:value-type="date" office:date-value="2010-01-11T00:00:00" table:style-name="ce10">
            <text:p>2010-Jan-11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11</text:p>
          </table:table-cell>
          <table:table-cell office:value-type="float" office:value="11" table:style-name="ce7">
            <text:p>11</text:p>
          </table:table-cell>
          <table:table-cell office:value-type="float" office:value="1.5" table:style-name="ce7">
            <text:p>1,5</text:p>
          </table:table-cell>
          <table:table-cell office:value-type="date" office:date-value="2010-01-12T00:00:00" table:style-name="ce10">
            <text:p>2010-Jan-12</text:p>
          </table:table-cell>
          <table:table-cell office:value-type="date" office:date-value="2010-12-01T00:00:00" table:style-name="ce10">
            <text:p>2010-Dez-01</text:p>
          </table:table-cell>
          <table:table-cell office:value-type="date" office:date-value="2021-01-01T00:00:00" table:style-name="ce10">
            <text:p>2021-Jan-01</text:p>
          </table:table-cell>
          <table:table-cell office:value-type="date" office:date-value="2011-01-01T00:00:00" table:style-name="ce10">
            <text:p>2011-Jan-01</text:p>
          </table:table-cell>
          <table:table-cell office:value-type="date" office:date-value="2010-01-12T00:00:00" table:style-name="ce10">
            <text:p>2010-Jan-12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">
            <text:p>Point 12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date" office:date-value="2010-01-14T00:00:00" table:style-name="ce10">
            <text:p>2010-Jan-14</text:p>
          </table:table-cell>
          <table:table-cell office:value-type="date" office:date-value="2011-02-01T00:00:00" table:style-name="ce10">
            <text:p>2011-Feb-01</text:p>
          </table:table-cell>
          <table:table-cell office:value-type="date" office:date-value="2023-01-01T00:00:00" table:style-name="ce10">
            <text:p>2023-Jan-01</text:p>
          </table:table-cell>
          <table:table-cell office:value-type="date" office:date-value="2011-01-31T00:00:00" table:style-name="ce10">
            <text:p>2011-Jan-31</text:p>
          </table:table-cell>
          <table:table-cell office:value-type="string" table:style-name="ce10">
            <text:p>Point 12</text:p>
          </table:table-cell>
          <table:table-cell table:style-name="ce10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Series 1</text:p>
          </table:table-cell>
          <table:table-cell table:number-columns-repeated="2"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76" table:style-name="ce1"/>
        </table:table-row>
        <table:table-row table:style-name="ro2">
          <table:table-cell office:value-type="float" office:value="-100" table:style-name="ce1">
            <text:p>-100</text:p>
          </table:table-cell>
          <table:table-cell office:value-type="float" office:value="9.9999999999999995E-7" table:style-name="ce6">
            <text:p>1E-6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string" table:style-name="ce1">
            <text:p>Point 1</text:p>
          </table:table-cell>
          <table:table-cell office:value-type="float" office:value="-100" table:style-name="ce7">
            <text:p>-100</text:p>
          </table:table-cell>
          <table:table-cell office:value-type="float" office:value="10" table:style-name="ce7">
            <text:p>10</text:p>
          </table:table-cell>
          <table:table-cell office:value-type="float" office:value="1000000" table:style-name="ce6">
            <text:p>1E+6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style-name="ce6">
            <text:p>1E+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oint 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6">
            <text:p>1E+0</text:p>
          </table:table-cell>
          <table:table-cell table:number-columns-repeated="16376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000" table:style-name="ce6">
            <text:p>1E+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Point 3</text:p>
          </table:table-cell>
          <table:table-cell office:value-type="float" office:value="100" table:style-name="ce7">
            <text:p>100</text:p>
          </table:table-cell>
          <table:table-cell office:value-type="float" office:value="-10" table:style-name="ce7">
            <text:p>-10</text:p>
          </table:table-cell>
          <table:table-cell office:value-type="float" office:value="9.9999999999999995E-7" table:style-name="ce6">
            <text:p>1E-6</text:p>
          </table:table-cell>
          <table:table-cell table:number-columns-repeated="16376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scientific-number number:decimal-places="0" number:min-integer-digits="1" number:min-exponent-digits="1"/>
    </number:number-style>
    <number:date-style style:name="N37">
      <number:year number:style="long"/>
      <number:text>-</number:text>
      <number:month number:textual="true"/>
      <number:text>-</number:text>
      <number:day number:style="long"/>
    </number:date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automatic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6-23T13:01:18Z</meta:creation-date>
    <dc:date>2014-02-28T09:44:3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B$4" chart:values-cell-range-address="SourceData.$B$5:.$B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0" chart:minimum="-5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24173228346458pt" svg:y="4.39748031496063pt" svg:width="242.97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8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origin="40182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4018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1.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842519685039pt" chart:style-name="Plt0">
          <chart:axis chart:dimension="x" chart:name="primary-x" chart:style-name="Axs0">
            <chart:categories table:cell-range-address="SourceData.$G$15:.$G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842519685039pt" chart:style-name="Plt0">
          <chart:axis chart:dimension="x" chart:name="primary-x" chart:style-name="Axs0">
            <chart:categories table:cell-range-address="SourceData.$G$15:.$G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G$15:.$G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H$15:.$H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839133858267716pt" svg:y="4.39748031496063pt" svg:width="243.1608661417323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I$4" chart:values-cell-range-address="SourceData.$I$5:.$I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842519685039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origin="40269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40269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1.5pt" svg:height="176.9842519685039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2.9158267716535pt" svg:height="176.9842519685039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origin="4127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41275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1.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2.915826771653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maximum="5" chart:minimum="-5" chart:interval-major="2.5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5166929133858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interval-major="2" chart:interval-minor-divisor="4" chart:tick-marks-major-inner="true" chart:tick-marks-major-outer="true" chart:tick-marks-minor-inner="false" chart:tick-marks-minor-outer="tru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3266929133858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H$28" chart:values-cell-range-address="SourceData.$H$29:.$H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8">
      <style:chart-properties chart:gap-width="150" chart:overlap="0" chart:link-data-style-to-source="true" chart:visible="true" chart:logarithmic="true" chart:maximum="10000" chart:minimum="0.0001" chart:interval-major="100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3266929133858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H$28" chart:values-cell-range-address="SourceData.$H$29:.$H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8">
      <style:chart-properties chart:gap-width="150" chart:overlap="0" chart:link-data-style-to-source="true" chart:visible="true" chart:logarithmic="true" chart:interval-major="1000" chart:interval-minor-divisor="10" chart:tick-marks-major-inner="true" chart:tick-marks-major-outer="true" chart:tick-marks-minor-inner="false" chart:tick-marks-minor-outer="tru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3266929133858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H$28" chart:values-cell-range-address="SourceData.$H$29:.$H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7.5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origin="7.5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7.5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origin="7.5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84.7050393700787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4.2716535433071pt" svg:height="176.9041732283465pt" chart:style-name="Plt0">
          <chart:axis chart:dimension="x" chart:name="primary-x" chart:style-name="Axs0">
            <chart:categories table:cell-range-address="SourceData.$E$29:.$E$31"/>
          </chart:axis>
          <chart:axis chart:dimension="y" chart:name="primary-y" chart:style-name="Axs1"/>
          <chart:axis chart:dimension="x" chart:name="secondary-X" chart:style-name="Axs2">
            <chart:categories table:cell-range-address="SourceData.$E$29:.$E$31"/>
          </chart:axis>
          <chart:axis chart:dimension="y" chart:name="secondary-y" chart:style-name="Axs3"/>
          <chart:series chart:label-cell-address="SourceData.$F$28" chart:values-cell-range-address="SourceData.$F$29:.$F$31" chart:class="chart:line" chart:attached-axis="primary-y" chart:style-name="G0S0">
            <chart:data-point chart:repeated="3"/>
          </chart:series>
          <chart:series chart:label-cell-address="SourceData.$G$28" chart:values-cell-range-address="SourceData.$G$29:.$G$31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svg:x="9.084173228346456pt" svg:y="0.0pt" svg:width="244.3316535433071pt" svg:height="182.0847244094488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interval-major="100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interval-major="4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origin="3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3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origin="3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3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-150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1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f81b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f81b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c0504d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c050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axis chart:dimension="x" chart:name="secondary-X" chart:style-name="Axs2">
            <chart:categories table:cell-range-address="SourceData.$A$15:.$A$26"/>
          </chart:axis>
          <chart:axis chart:dimension="y" chart:name="secondary-y" chart:style-name="Axs3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series chart:label-cell-address="SourceData.$C$14" chart:values-cell-range-address="SourceData.$C$15:.$C$26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4" chart:interval-minor-divisor="4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series chart:label-cell-address="SourceData.$D$4" chart:values-cell-range-address="SourceData.$D$5:.$D$7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series chart:label-cell-address="SourceData.$D$4" chart:values-cell-range-address="SourceData.$D$5:.$D$7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series chart:label-cell-address="SourceData.$D$4" chart:values-cell-range-address="SourceData.$D$5:.$D$7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0347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series chart:label-cell-address="SourceData.$D$4" chart:values-cell-range-address="SourceData.$D$5:.$D$7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interval-major="100" chart:interval-minor-divisor="4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C$4" chart:values-cell-range-address="SourceData.$C$5:.$C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G$4" chart:values-cell-range-address="SourceData.$G$5:.$G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C$4" chart:values-cell-range-address="SourceData.$C$5:.$C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C$4" chart:values-cell-range-address="SourceData.$C$5:.$C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G$4" chart:values-cell-range-address="SourceData.$G$5:.$G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C$4" chart:values-cell-range-address="SourceData.$C$5:.$C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G$4" chart:values-cell-range-address="SourceData.$G$5:.$G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30.52913385826772pt" svg:y="4.39748031496063pt" svg:width="222.2208661417323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29.95913385826772pt" svg:y="4.39748031496063pt" svg:width="222.0408661417323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76.9041732283465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D$4" chart:values-cell-range-address="SourceData.$D$5:.$D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30.02417322834646pt" svg:y="4.39748031496063pt" svg:width="221.97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30.02417322834646pt" svg:y="4.39748031496063pt" svg:width="221.97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B$9" chart:values-cell-range-address="SourceData.$B$10:.$B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C$9" chart:values-cell-range-address="SourceData.$C$10:.$C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D$9" chart:values-cell-range-address="SourceData.$D$10:.$D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09133858267717pt" svg:y="4.39748031496063pt" svg:width="243.09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F$9" chart:values-cell-range-address="SourceData.$F$10:.$F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09133858267717pt" svg:y="4.39748031496063pt" svg:width="243.09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G$9" chart:values-cell-range-address="SourceData.$G$10:.$G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minimum="0.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maximum="1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maximum="1000" chart:minimum="0.00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interval-major="1000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tru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interval-major="1000" chart:interval-minor-divisor="10" chart:tick-marks-major-inner="tru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C$9" chart:values-cell-range-address="SourceData.$C$10:.$C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09133858267717pt" svg:y="4.39748031496063pt" svg:width="243.09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G$9" chart:values-cell-range-address="SourceData.$G$10:.$G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09133858267717pt" svg:y="4.39748031496063pt" svg:width="243.09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H$9" chart:values-cell-range-address="SourceData.$H$10:.$H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I$9" chart:values-cell-range-address="SourceData.$I$10:.$I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F$4" chart:values-cell-range-address="SourceData.$F$5:.$F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10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origin="10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C$9" chart:values-cell-range-address="SourceData.$C$10:.$C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10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origin="10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10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origin="10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09133858267717pt" svg:y="4.39748031496063pt" svg:width="243.09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G$9" chart:values-cell-range-address="SourceData.$G$10:.$G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C$9" chart:values-cell-range-address="SourceData.$C$10:.$C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G$9" chart:values-cell-range-address="SourceData.$G$10:.$G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10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origin="100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76.9041732283465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G$4" chart:values-cell-range-address="SourceData.$G$5:.$G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maximum="1E7" chart:minimum="1E-6" chart:interval-major="10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true" chart:maximum="1.04858E6" chart:minimum="9.53674E-7" chart:interval-major="16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969133858267715pt" svg:y="4.39748031496063pt" svg:width="243.0308661417323pt" svg:height="184.7050393700787pt" chart:style-name="Plt0">
          <chart:axis chart:dimension="x" chart:name="primary-x" chart:style-name="Axs0">
            <chart:categories table:cell-range-address="SourceData.$A$10:.$A$12"/>
          </chart:axis>
          <chart:axis chart:dimension="y" chart:name="primary-y" chart:style-name="Axs1"/>
          <chart:series chart:label-cell-address="SourceData.$E$9" chart:values-cell-range-address="SourceData.$E$10:.$E$12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7.4392913385827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50.785905511811pt" svg:height="176.9041732283465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4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8.296062992126pt" svg:height="177.1022047244095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8.29606299212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3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3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2.914645669291338pt" svg:y="4.39748031496063pt" svg:width="254.0281102362205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2.102125984251968pt" svg:y="4.39748031496063pt" svg:width="251.313700787401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8.29606299212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H$4" chart:values-cell-range-address="SourceData.$H$5:.$H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4.47716535433071pt" svg:y="4.39748031496063pt" svg:width="253.9030708661417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6.548425196850394pt" svg:y="4.39748031496063pt" svg:width="248.425511811023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3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3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7.298425196850394pt" svg:y="4.39748031496063pt" svg:width="248.425511811023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8.86094488188976pt" svg:y="4.39748031496063pt" svg:width="246.8004724409449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svg:x="9.084173228346456pt" svg:y="4.39748031496063pt" svg:width="248.296062992126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svg:x="4.47716535433071pt" svg:y="4.39748031496063pt" svg:width="253.9030708661417pt" svg:height="176.9372440944882pt" chart:style-name="Plt0">
          <chart:axis chart:dimension="x" chart:name="primary-x" chart:style-name="Axs0">
            <chart:categories table:cell-range-address="SourceData.$A$15:.$A$26"/>
          </chart:axis>
          <chart:axis chart:dimension="y" chart:name="primary-y" chart:style-name="Axs1"/>
          <chart:series chart:label-cell-address="SourceData.$B$14" chart:values-cell-range-address="SourceData.$B$15:.$B$26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6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7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0" chart:minimum="-50" chart:interval-major="2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65pt" svg:y="4.39748031496063pt" svg:width="253.92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7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20" chart:interval-minor-divisor="4" chart:tick-marks-major-inner="true" chart:tick-marks-major-outer="true" chart:tick-marks-minor-inner="fals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6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7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45748031496063pt" svg:y="4.39748031496063pt" svg:width="253.7950393700787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B$29:.$B$31"/>
            <chart:data-point chart:repeated="3"/>
          </chart:series>
          <chart:wall chart:style-name="Wal0"/>
        </chart:plot-area>
      </chart:chart>
    </office:chart>
  </office:body>
</office:document-content>
</file>

<file path=Object 7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2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64173228346456pt" svg:y="4.39748031496063pt" svg:width="243.48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link-data-style-to-source="true" chart:visible="true" chart:logarithmic="true" chart:maximum="10000" chart:minimum="0.0001" chart:interval-major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45748031496063pt" svg:y="4.39748031496063pt" svg:width="253.7950393700787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B$29:.$B$31"/>
            <chart:data-point chart:repeated="3"/>
          </chart:series>
          <chart:wall chart:style-name="Wal0"/>
        </chart:plot-area>
      </chart:chart>
    </office:chart>
  </office:body>
</office:document-content>
</file>

<file path=Object 8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0" number:min-integer-digits="1" number:min-exponent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link-data-style-to-source="true" chart:visible="true" chart:logarithmic="true" chart:interval-major="1000" chart:interval-minor-divisor="10" chart:tick-marks-major-inner="true" chart:tick-marks-major-outer="true" chart:tick-marks-minor-inner="fals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45748031496063pt" svg:y="4.39748031496063pt" svg:width="253.7950393700787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B$29:.$B$31"/>
            <chart:data-point chart:repeated="3"/>
          </chart:series>
          <chart:wall chart:style-name="Wal0"/>
        </chart:plot-area>
      </chart:chart>
    </office:chart>
  </office:body>
</office:document-content>
</file>

<file path=Object 8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6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6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6503937007874pt" svg:y="4.39748031496063pt" svg:width="248.9307874015748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9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50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5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4.39503937007874pt" svg:y="4.39748031496063pt" svg:width="253.7399212598425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svg:x="9.204173228346457pt" svg:y="4.39748031496063pt" svg:width="248.9307874015748pt" svg:height="184.7050393700787pt" chart:style-name="Plt0">
          <chart:axis chart:dimension="x" chart:name="primary-x" chart:style-name="Axs0"/>
          <chart:axis chart:dimension="y" chart:name="primary-y" chart:style-name="Axs1"/>
          <chart:series chart:label-cell-address="SourceData.$C$28" chart:values-cell-range-address="SourceData.$C$29:.$C$31" chart:class="chart:scatter" chart:attached-axis="primary-y" chart:style-name="G0S0">
            <chart:domain table:cell-range-address="SourceData.$A$29:.$A$31"/>
            <chart:data-point chart:repeated="3"/>
          </chart:series>
          <chart:wall chart:style-name="Wal0"/>
        </chart:plot-area>
      </chart:chart>
    </office:chart>
  </office:body>
</office:document-content>
</file>

<file path=Object 8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8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maximum="40198" chart:minimum="40181" chart:interval-major="3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8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20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204173228346457pt" svg:y="4.39748031496063pt" svg:width="242.7958267716535pt" svg:height="184.7050393700787pt"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/>
          <chart:series chart:label-cell-address="SourceData.$E$4" chart:values-cell-range-address="SourceData.$E$5:.$E$7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interval-major="4" chart:interval-minor-divisor="2" chart:tick-marks-major-inner="true" chart:tick-marks-major-outer="true" chart:tick-marks-minor-inner="fals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842519685039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maximum="40756" chart:minimum="40238" chart:interval-major="3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7.4741732283464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interval-major="4" chart:interval-minor-divisor="2" chart:tick-marks-major-inner="true" chart:tick-marks-major-outer="true" chart:tick-marks-minor-inner="fals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7.1241732283465pt" chart:style-name="Plt0">
          <chart:axis chart:dimension="x" chart:name="primary-x" chart:style-name="Axs0">
            <chart:categories table:cell-range-address="SourceData.$E$15:.$E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maximum="47119" chart:minimum="40909" chart:interval-major="3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interval-major="4" chart:interval-minor-divisor="2" chart:tick-marks-major-inner="true" chart:tick-marks-major-outer="true" chart:tick-marks-minor-inner="fals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F$15:.$F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9.084173228346456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origin="4018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4018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1.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">
      <number:year number:style="long"/>
      <number:text>-</number:text>
      <number:month number:textual="true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svg:x="10.5pt" svg:y="4.39748031496063pt" svg:width="242.9158267716535pt" svg:height="176.9741732283464pt" chart:style-name="Plt0">
          <chart:axis chart:dimension="x" chart:name="primary-x" chart:style-name="Axs0">
            <chart:categories table:cell-range-address="SourceData.$D$15:.$D$26"/>
          </chart:axis>
          <chart:axis chart:dimension="y" chart:name="primary-y" chart:style-name="Axs1"/>
          <chart:series chart:label-cell-address="SourceData.$B$14" chart:values-cell-range-address="SourceData.$B$15:.$B$2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